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919.5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office:annotation draw:style-name="gr1" draw:text-style-name="P2" svg:width="280.6pt" svg:height="2840.31pt" svg:x="81.38pt" svg:y="1065.71pt" draw:caption-point-x="-11.54pt" draw:caption-point-y="-1065.43pt">
              <dc:date>2024-07-12T00:00:00</dc:date>
              <text:p text:style-name="P1">link https://sites.google.com/view/selfiestationphotoboothrental/home</text:p>
              <text:p text:style-name="P1"><text:tab/>-Erin Edwards</text:p>
              <text:p text:style-name="P1">----</text:p>
              <text:p text:style-name="P1">document pub https://docs.google.com/document/d/1u9Ddv4Azsyr-tmF8k9s32gg3i2vcWoVG2u_7bxuenNE/pub</text:p>
              <text:p text:style-name="P1"/>
              <text:p text:style-name="P1"><text:s/>document view https://docs.google.com/document/d/1u9Ddv4Azsyr-tmF8k9s32gg3i2vcWoVG2u_7bxuenNE/view</text:p>
              <text:p text:style-name="P1"/>
              <text:p text:style-name="P1"><text:s/>document https://docs.google.com/document/d/1BzotPT9fw1ryFDJZWrf2jbZZIqd-F7W7pVr9l7JN7iw/edit?usp=sharing</text:p>
              <text:p text:style-name="P1"/>
              <text:p text:style-name="P1"><text:s/>document pub https://docs.google.com/document/d/1BzotPT9fw1ryFDJZWrf2jbZZIqd-F7W7pVr9l7JN7iw/pub</text:p>
              <text:p text:style-name="P1"/>
              <text:p text:style-name="P1"><text:s/>document view https://docs.google.com/document/d/1BzotPT9fw1ryFDJZWrf2jbZZIqd-F7W7pVr9l7JN7iw/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VRt3mrG-OLMBJPBH4soZz8vf03gcE8l2bk15LSPVKw0/edit?usp=sharing</text:p>
              <text:p text:style-name="P1"/>
              <text:p text:style-name="P1"><text:s/>document pub https://docs.google.com/document/d/1VRt3mrG-OLMBJPBH4soZz8vf03gcE8l2bk15LSPVKw0/pub</text:p>
              <text:p text:style-name="P1"/>
              <text:p text:style-name="P1"><text:s/>document view https://docs.google.com/document/d/1VRt3mrG-OLMBJPBH4soZz8vf03gcE8l2bk15LSPVKw0/view</text:p>
              <text:p text:style-name="P1"/>
              <text:p text:style-name="P1"><text:s/>document https://docs.google.com/document/d/1wPwMYpfvHPVQsPJm-p69UHkx5z_0tc-IVaQVxgEmV9I/edit?usp=sharing</text:p>
              <text:p text:style-name="P1"/>
              <text:p text:style-name="P1"><text:s/>document pub https://docs.google.com/document/d/1wPwMYpfvHPVQsPJm-p69UHkx5z_0tc-IVaQVxgEmV9I/pub</text:p>
              <text:p text:style-name="P1"/>
              <text:p text:style-name="P1"><text:s/>document view https://docs.google.com/document/d/1wPwMYpfvHPVQsPJm-p69UHkx5z_0tc-IVaQVxgEmV9I/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text:tab/>-Erin Edwards</text:p>
              <text:p text:style-name="P1">----</text:p>
              <text:p text:style-name="P1">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XzhYy2Wg9gopl_-9J3kOe2Tvz_41yQlo_RGFPnpa2e4/edit?usp=sharing</text:p>
              <text:p text:style-name="P1"/>
              <text:p text:style-name="P1"><text:s/>document pub https://docs.google.com/document/d/1XzhYy2Wg9gopl_-9J3kOe2Tvz_41yQlo_RGFPnpa2e4/pub</text:p>
              <text:p text:style-name="P1"/>
              <text:p text:style-name="P1"><text:s/>document view https://docs.google.com/document/d/1XzhYy2Wg9gopl_-9J3kOe2Tvz_41yQlo_RGFPnpa2e4/view</text:p>
              <text:p text:style-name="P1"/>
              <text:p text:style-name="P1"><text:s/>document https://docs.google.com/document/d/1pR5YcnyCM8HhVvU5mR-MFMrQpNYtLC5kOSsQ9ztIAPI/edit?usp=sharing</text:p>
              <text:p text:style-name="P1"/>
              <text:p text:style-name="P1"><text:s/>document pub https://docs.google.com/document/d/1pR5YcnyCM8HhVvU5mR-MFMrQpNYtLC5kOSsQ9ztIAPI/pub</text:p>
              <text:p text:style-name="P1"/>
              <text:p text:style-name="P1"><text:s/>document view https://docs.google.com/document/d/1pR5YcnyCM8HhVvU5mR-MFMrQpNYtLC5kOSsQ9ztIAPI/view</text:p>
              <text:p text:style-name="P1"/>
              <text:p text:style-name="P1"><text:s/>document https://docs.google.com/document/d/1CGN8Pu8YAxG34DOoFXwf_NlrFaULuTFTXTpaJNGUG_k/edit?usp=sharing</text:p>
              <text:p text:style-name="P1"/>
              <text:p text:style-name="P1"><text:s/>document pub https://docs.google.com/document/d/1CGN8Pu8YAxG34DOoFXwf_NlrFaULuTFTXTpaJNGUG_k/pub</text:p>
              <text:p text:style-name="P1"/>
              <text:p text:style-name="P1"><text:s/>document view https://docs.google.com/document/d/1CGN8Pu8YAxG34DOoFXwf_NlrFaULuTFTXTpaJNGUG_k/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ggdXc2vlwS3eAEHBhkbB_U4L23pzdAJkR_7Bm5wlyvc/edit?usp=sharing</text:p>
              <text:p text:style-name="P1"/>
              <text:p text:style-name="P1"><text:s/>document pub https://docs.google.com/document/d/1ggdXc2vlwS3eAEHBhkbB_U4L23pzdAJkR_7Bm5wlyvc/pub</text:p>
              <text:p text:style-name="P1"/>
              <text:p text:style-name="P1"><text:s/>document view https://docs.google.com/document/d/1ggdXc2vlwS3eAEHBhkbB_U4L23pzdAJkR_7Bm5wlyvc/view</text:p>
              <text:p text:style-name="P1"/>
              <text:p text:style-name="P1"><text:s/>document https://docs.google.com/document/d/1u9Ddv4Azsyr-tmF8k9s32gg3i2vcWoVG2u_7bxuenNE/edit?usp=sharing</text:p>
              <text:p text:style-name="P1"><text:tab/>-Erin Edwards</text:p>
              <text:p text:style-name="P1">----</text:p>
              <text:p text:style-name="P1">document view https://docs.google.com/document/d/14RWKpNBSco4MjZzpSLEXkLn-kp1kt2nvAHrN_662ing/view</text:p>
              <text:p text:style-name="P1"/>
              <text:p text:style-name="P1"><text:s/>document https://docs.google.com/document/d/1Sa1UH-xZZ86IRRoyF_NMFkTTGhnLOehkhrgItBEeqiI/edit?usp=sharing</text:p>
              <text:p text:style-name="P1"/>
              <text:p text:style-name="P1"><text:s/>document pub https://docs.google.com/document/d/1Sa1UH-xZZ86IRRoyF_NMFkTTGhnLOehkhrgItBEeqiI/pub</text:p>
              <text:p text:style-name="P1"/>
              <text:p text:style-name="P1"><text:s/>document view https://docs.google.com/document/d/1Sa1UH-xZZ86IRRoyF_NMFkTTGhnLOehkhrgItBEeqiI/view</text:p>
              <text:p text:style-name="P1"/>
              <text:p text:style-name="P1"><text:s/>document https://docs.google.com/document/d/1TGmrA3S0MJqarlifZXAmU2iTW8wrgCWDR1E-IghYGfE/edit?usp=sharing</text:p>
              <text:p text:style-name="P1"/>
              <text:p text:style-name="P1"><text:s/>document pub https://docs.google.com/document/d/1TGmrA3S0MJqarlifZXAmU2iTW8wrgCWDR1E-IghYGfE/pub</text:p>
              <text:p text:style-name="P1"/>
              <text:p text:style-name="P1"><text:s/>document view https://docs.google.com/document/d/1TGmrA3S0MJqarlifZXAmU2iTW8wrgCWDR1E-IghYGfE/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xeCmm3y5ODfUcaMVtOhviVrgum8BiZVN88i14GtXAfU/edit?usp=sharing</text:p>
              <text:p text:style-name="P1"/>
              <text:p text:style-name="P1"><text:s/>document pub https://docs.google.com/document/d/1xeCmm3y5ODfUcaMVtOhviVrgum8BiZVN88i14GtXAfU/pub</text:p>
              <text:p text:style-name="P1"/>
              <text:p text:style-name="P1"><text:s/>document view https://docs.google.com/document/d/1xeCmm3y5ODfUcaMVtOhviVrgum8BiZVN88i14GtXAfU/view</text:p>
              <text:p text:style-name="P1"/>
              <text:p text:style-name="P1"><text:s/>document https://docs.google.com/document/d/16DDXVAjZ3eu4bH4uM2om8sNBmW8ts5odphcGieFrKZA/edit?usp=sharing</text:p>
              <text:p text:style-name="P1"/>
              <text:p text:style-name="P1"><text:s/>document pub https://docs.google.com/document/d/16DDXVAjZ3eu4bH4uM2om8sNBmW8ts5odphcGieFrKZA/pub</text:p>
              <text:p text:style-name="P1"/>
              <text:p text:style-name="P1"><text:s/>document view https://docs.google.com/document/d/16DDXVAjZ3eu4bH4uM2om8sNBmW8ts5odphcGieFrKZA/view</text:p>
              <text:p text:style-name="P1"/>
              <text:p text:style-name="P1"><text:s/>document https://docs.google.com/document/d/1CekUZ3J9rwbQ43MN1DOpvTFVFVT8AwC1LHRgLrRMRmY/edit?usp=sharing</text:p>
              <text:p text:style-name="P1"/>
              <text:p text:style-name="P1"><text:s/>document pub https://docs.google.com/document/d/1CekUZ3J9rwbQ43MN1DOpvTFVFVT8AwC1LHRgLrRMRmY/pub</text:p>
              <text:p text:style-name="P1"/>
              <text:p text:style-name="P1"><text:s/>document view https://docs.google.com/document/d/1CekUZ3J9rwbQ43MN1DOpvTFVFVT8AwC1LHRgLrRMRmY/view</text:p>
              <text:p text:style-name="P1"><text:tab/>-Erin Edwards</text:p>
              <text:p text:style-name="P1">----</text:p>
              <text:p text:style-name="P1">document pub https://docs.google.com/document/d/1fZ-fw-YWoblSS59CTjQYeb66texxlkoiD-fX9J6orEk/pub</text:p>
              <text:p text:style-name="P1"/>
              <text:p text:style-name="P1"><text:s/>document view https://docs.google.com/document/d/1fZ-fw-YWoblSS59CTjQYeb66texxlkoiD-fX9J6orEk/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cCY_DTZ3vQeEqOmDNZVY9lFmov8zMyw-T7nT_dTs5Ck/edit?usp=sharing</text:p>
              <text:p text:style-name="P1"/>
              <text:p text:style-name="P1"><text:s/>document pub https://docs.google.com/document/d/1cCY_DTZ3vQeEqOmDNZVY9lFmov8zMyw-T7nT_dTs5Ck/pub</text:p>
              <text:p text:style-name="P1"/>
              <text:p text:style-name="P1"><text:s/>document view https://docs.google.com/document/d/1cCY_DTZ3vQeEqOmDNZVY9lFmov8zMyw-T7nT_dTs5Ck/view</text:p>
              <text:p text:style-name="P1"/>
              <text:p text:style-name="P1"><text:s/>document https://docs.google.com/document/d/1ormrx54SI-Hd7-ym8qDUad9dZBU1IYj_EVwtV7Iuly4/edit?usp=sharing</text:p>
              <text:p text:style-name="P1"/>
              <text:p text:style-name="P1"><text:s/>document pub https://docs.google.com/document/d/1ormrx54SI-Hd7-ym8qDUad9dZBU1IYj_EVwtV7Iuly4/pub</text:p>
              <text:p text:style-name="P1"/>
              <text:p text:style-name="P1"><text:s/>document view https://docs.google.com/document/d/1ormrx54SI-Hd7-ym8qDUad9dZBU1IYj_EVwtV7Iuly4/view</text:p>
              <text:p text:style-name="P1"/>
              <text:p text:style-name="P1"><text:s/>document https://docs.google.com/document/d/1ze6bt_UdzzPCtTJHLblC1JYxBVn9uxkcdiXdHTaHIW0/edit?usp=sharing</text:p>
              <text:p text:style-name="P1"/>
              <text:p text:style-name="P1"><text:s/>document pub https://docs.google.com/document/d/1ze6bt_UdzzPCtTJHLblC1JYxBVn9uxkcdiXdHTaHIW0/pub</text:p>
              <text:p text:style-name="P1"/>
              <text:p text:style-name="P1"><text:s/>document view https://docs.google.com/document/d/1ze6bt_UdzzPCtTJHLblC1JYxBVn9uxkcdiXdHTaHIW0/view</text:p>
              <text:p text:style-name="P1"/>
              <text:p text:style-name="P1"><text:s/>link https://sites.google.com/view/miniselfiestationboothforrent/home</text:p>
              <text:p text:style-name="P1"/>
              <text:p text:style-name="P1"><text:s/>link https://sites.google.com/view/photo-booth-forrentlosangeles/home</text:p>
              <text:p text:style-name="P1"/>
              <text:p text:style-name="P1"><text:s/>link https://sites.google.com/view/roamingphotoboothirvine/home</text:p>
              <text:p text:style-name="P1"/>
              <text:p text:style-name="P1"><text:s/>link https://sites.google.com/view/roamingphotographerphotobooth/home</text:p>
              <text:p text:style-name="P1"/>
              <text:p text:style-name="P1"><text:s/>link https://sites.google.com/view/selfiestationphotoboothrental/home</text:p>
              <text:p text:style-name="P1"/>
              <text:p text:style-name="P1"><text:s/>document https://docs.google.com/document/d/14RWKpNBSco4MjZzpSLEXkLn-kp1kt2nvAHrN_662ing/edit?usp=sharing</text:p>
              <text:p text:style-name="P1"/>
              <text:p text:style-name="P1"><text:s/>document pub https://docs.google.com/document/d/14RWKpNBSco4MjZzpSLEXkLn-kp1kt2nvAHrN_662ing/pub</text:p>
              <text:p text:style-name="P1"><text:tab/>-Erin Edwards</text:p>
              <text:p text:style-name="P1">----</text:p>
              <text:p text:style-name="P1">Calendar - All Day Event https://www.google.com/calendar/event?eid=NGo2a2o2anRmcjdmbTloazByZzRocTl0Y2cgNzlkNDA5YjM5ZGJlNzkyMDgwYmVjZmQ2YWNlOWE0MTJhZTllM2UxYzc2Nzc1ZDg2OGEzOTdkNzM5ODQ3ZDVmOUBncm91cC5jYWxlbmRhci5nb29nbGUuY29t</text:p>
              <text:p text:style-name="P1"/>
              <text:p text:style-name="P1"><text:s/>video https://youtu.be/1-dEkZNtZHI</text:p>
              <text:p text:style-name="P1"/>
              <text:p text:style-name="P1"><text:s/>video https://youtu.be/FPsGz17-j10</text:p>
              <text:p text:style-name="P1"/>
              <text:p text:style-name="P1"><text:s/>video https://youtu.be/EmCLBIu0R2I</text:p>
              <text:p text:style-name="P1"/>
              <text:p text:style-name="P1"><text:s/>video https://youtu.be/10hlB0RTfVM</text:p>
              <text:p text:style-name="P1"/>
              <text:p text:style-name="P1"><text:s/>video https://youtube.com/shorts/qQoPCFKxJzE</text:p>
              <text:p text:style-name="P1"/>
              <text:p text:style-name="P1"><text:s/>sheet https://docs.google.com/spreadsheets/d/13jnu58DQ4TmjkLaS11PJ6Ofblu9LEdpzMJ9uHvdCHNo/edit#gid=0</text:p>
              <text:p text:style-name="P1"/>
              <text:p text:style-name="P1"><text:s/>sheet https://docs.google.com/spreadsheets/d/13jnu58DQ4TmjkLaS11PJ6Ofblu9LEdpzMJ9uHvdCHNo/edit#gid=593720194</text:p>
              <text:p text:style-name="P1"/>
              <text:p text:style-name="P1"><text:s/>sheet https://docs.google.com/spreadsheets/d/13jnu58DQ4TmjkLaS11PJ6Ofblu9LEdpzMJ9uHvdCHNo/edit#gid=749249559</text:p>
              <text:p text:style-name="P1"/>
              <text:p text:style-name="P1"><text:s/>sheet https://docs.google.com/spreadsheets/d/13jnu58DQ4TmjkLaS11PJ6Ofblu9LEdpzMJ9uHvdCHNo/edit#gid=940005080</text:p>
              <text:p text:style-name="P1"/>
              <text:p text:style-name="P1"><text:s/>sheet https://docs.google.com/spreadsheets/d/13jnu58DQ4TmjkLaS11PJ6Ofblu9LEdpzMJ9uHvdCHNo/edit#gid=1352028500</text:p>
              <text:p text:style-name="P1"/>
              <text:p text:style-name="P1"><text:s/>folder HTML https://drive.google.com/drive/folders/1KYBKtwKP1jM4rqEEwqktixglJZUa9qb1?usp=sharing</text:p>
              <text:p text:style-name="P1"/>
              <text:p text:style-name="P1"><text:s/>HTML https://drive.google.com/file/d/1DocaZKrD7-7OcPS8BKEh8AGUcwBaIsUW/view?usp=sharing</text:p>
              <text:p text:style-name="P1"/>
              <text:p text:style-name="P1"><text:s/>folder Microsoft Files https://drive.google.com/drive/folders/1j1c9JSazZEwmTzusrnl1TfH83JpW8jeC?usp=sharing</text:p>
              <text:p text:style-name="P1"/>
              <text:p text:style-name="P1"><text:s/>document https://docs.google.com/document/d/1s6nJIUX2ZQJEuQAUMH-OiUHbeSv5hv346JHnYR2oYIs/edit?usp=sharing</text:p>
              <text:p text:style-name="P1"/>
              <text:p text:style-name="P1"><text:s/>document pub https://docs.google.com/document/d/1s6nJIUX2ZQJEuQAUMH-OiUHbeSv5hv346JHnYR2oYIs/pub</text:p>
              <text:p text:style-name="P1"/>
              <text:p text:style-name="P1"><text:s/>document view https://docs.google.com/document/d/1s6nJIUX2ZQJEuQAUMH-OiUHbeSv5hv346JHnYR2oYIs/view</text:p>
              <text:p text:style-name="P1"/>
              <text:p text:style-name="P1"><text:s/>document https://docs.google.com/document/d/1KfjRK9M3fm266wXYpTDT874oKqj2EZLsfVel_NuVCmE/edit?usp=sharing</text:p>
              <text:p text:style-name="P1"/>
              <text:p text:style-name="P1"><text:s/>document pub https://docs.google.com/document/d/1KfjRK9M3fm266wXYpTDT874oKqj2EZLsfVel_NuVCmE/pub</text:p>
              <text:p text:style-name="P1"/>
              <text:p text:style-name="P1"><text:s/>document view https://docs.google.com/document/d/1KfjRK9M3fm266wXYpTDT874oKqj2EZLsfVel_NuVCmE/view</text:p>
              <text:p text:style-name="P1"/>
              <text:p text:style-name="P1"><text:s/>document https://docs.google.com/document/d/1fZ-fw-YWoblSS59CTjQYeb66texxlkoiD-fX9J6orEk/edit?usp=sharing</text:p>
              <text:p text:style-name="P1"><text:tab/>-Erin Edwards</text:p>
              <text:p text:style-name="P1">----</text:p>
              <text:p text:style-name="P1">Calendar - All Day Event https://www.google.com/calendar/event?eid=dTZpM2Y0dmE0YTlpdW5icHU1aTczZjhrdG8gNzlkNDA5YjM5ZGJlNzkyMDgwYmVjZmQ2YWNlOWE0MTJhZTllM2UxYzc2Nzc1ZDg2OGEzOTdkNzM5ODQ3ZDVmOUBncm91cC5jYWxlbmRhci5nb29nbGUuY29t</text:p>
              <text:p text:style-name="P1"/>
              <text:p text:style-name="P1"><text:s/>Calendar - All Day Event https://www.google.com/calendar/event?eid=OWRkYjZoOGd2bzAyb2luajEwZTVma28wdGMgNzlkNDA5YjM5ZGJlNzkyMDgwYmVjZmQ2YWNlOWE0MTJhZTllM2UxYzc2Nzc1ZDg2OGEzOTdkNzM5ODQ3ZDVmOUBncm91cC5jYWxlbmRhci5nb29nbGUuY29t</text:p>
              <text:p text:style-name="P1"/>
              <text:p text:style-name="P1"><text:s/>Calendar - All Day Event https://www.google.com/calendar/event?eid=Z2w1c2N2MnQ0cmM1ZjJjZDg3YTI0Z2thdnMgNzlkNDA5YjM5ZGJlNzkyMDgwYmVjZmQ2YWNlOWE0MTJhZTllM2UxYzc2Nzc1ZDg2OGEzOTdkNzM5ODQ3ZDVmOUBncm91cC5jYWxlbmRhci5nb29nbGUuY29t</text:p>
              <text:p text:style-name="P1"/>
              <text:p text:style-name="P1"><text:s/>Calendar - All Day Event https://www.google.com/calendar/event?eid=ZGEyOGNwYTViMWYycWI0ZmlhbDVxdXFsbzggNzlkNDA5YjM5ZGJlNzkyMDgwYmVjZmQ2YWNlOWE0MTJhZTllM2UxYzc2Nzc1ZDg2OGEzOTdkNzM5ODQ3ZDVmOUBncm91cC5jYWxlbmRhci5nb29nbGUuY29t</text:p>
              <text:p text:style-name="P1"/>
              <text:p text:style-name="P1"><text:s/>Calendar - All Day Event https://www.google.com/calendar/event?eid=amdndm81MXEycWhsZmE1Zm4waDBkbDFwMnMgNzlkNDA5YjM5ZGJlNzkyMDgwYmVjZmQ2YWNlOWE0MTJhZTllM2UxYzc2Nzc1ZDg2OGEzOTdkNzM5ODQ3ZDVmOUBncm91cC5jYWxlbmRhci5nb29nbGUuY29t</text:p>
              <text:p text:style-name="P1"/>
              <text:p text:style-name="P1"><text:s/>Calendar - All Day Event https://www.google.com/calendar/event?eid=MTZiYW9obWlodDdrbHN1N3VzM2g0dGZmYjAgNzlkNDA5YjM5ZGJlNzkyMDgwYmVjZmQ2YWNlOWE0MTJhZTllM2UxYzc2Nzc1ZDg2OGEzOTdkNzM5ODQ3ZDVmOUBncm91cC5jYWxlbmRhci5nb29nbGUuY29t</text:p>
              <text:p text:style-name="P1"/>
              <text:p text:style-name="P1"><text:s/>Calendar - All Day Event https://www.google.com/calendar/event?eid=aWZpN2JuaGtlODcxYzZiczZvbDFiZnZqMTggNzlkNDA5YjM5ZGJlNzkyMDgwYmVjZmQ2YWNlOWE0MTJhZTllM2UxYzc2Nzc1ZDg2OGEzOTdkNzM5ODQ3ZDVmOUBncm91cC5jYWxlbmRhci5nb29nbGUuY29t</text:p>
              <text:p text:style-name="P1"/>
              <text:p text:style-name="P1"><text:s/>Calendar - All Day Event https://www.google.com/calendar/event?eid=cjdvZjlibzRlcGFsZ2xmc2FrMGU5dTRtNXMgNzlkNDA5YjM5ZGJlNzkyMDgwYmVjZmQ2YWNlOWE0MTJhZTllM2UxYzc2Nzc1ZDg2OGEzOTdkNzM5ODQ3ZDVmOUBncm91cC5jYWxlbmRhci5nb29nbGUuY29t</text:p>
              <text:p text:style-name="P1"/>
              <text:p text:style-name="P1"><text:s/>Calendar - All Day Event https://www.google.com/calendar/event?eid=Y2hjOGx2OXZiZ3E1Y2ZqZXN2cjhuNmd1NnMgNzlkNDA5YjM5ZGJlNzkyMDgwYmVjZmQ2YWNlOWE0MTJhZTllM2UxYzc2Nzc1ZDg2OGEzOTdkNzM5ODQ3ZDVmOUBncm91cC5jYWxlbmRhci5nb29nbGUuY29t</text:p>
              <text:p text:style-name="P1"><text:tab/>-Erin Edwards</text:p>
              <text:p text:style-name="P1">----</text:p>
              <text:p text:style-name="P1">document pub https://docs.google.com/document/d/1n0HCr0l25gVV4zSZPsSsIhtnItqf_j4ggrMBxUJc6KI/pub</text:p>
              <text:p text:style-name="P1"/>
              <text:p text:style-name="P1"><text:s/>document view https://docs.google.com/document/d/1n0HCr0l25gVV4zSZPsSsIhtnItqf_j4ggrMBxUJc6KI/view</text:p>
              <text:p text:style-name="P1"/>
              <text:p text:style-name="P1"><text:s/>presentation https://docs.google.com/presentation/d/1omZfPZpLqkkfKEpmLXuacDwC3k3_y9KXzcAjWvejsPA/edit?usp=sharing</text:p>
              <text:p text:style-name="P1"/>
              <text:p text:style-name="P1"><text:s/>presentation pub https://docs.google.com/presentation/d/1omZfPZpLqkkfKEpmLXuacDwC3k3_y9KXzcAjWvejsPA/pub?start=true&amp;loop=true&amp;delayms=3000</text:p>
              <text:p text:style-name="P1"/>
              <text:p text:style-name="P1"><text:s/>presentation view https://docs.google.com/presentation/d/1omZfPZpLqkkfKEpmLXuacDwC3k3_y9KXzcAjWvejsPA/view</text:p>
              <text:p text:style-name="P1"/>
              <text:p text:style-name="P1"><text:s/>presentation html https://docs.google.com/presentation/d/1omZfPZpLqkkfKEpmLXuacDwC3k3_y9KXzcAjWvejsPA/htmlpresent</text:p>
              <text:p text:style-name="P1"/>
              <text:p text:style-name="P1"><text:s/>calendar https://calendar.google.com/calendar/embed?src=79d409b39dbe792080becfd6ace9a412ae9e3e1c76775d868a397d739847d5f9@group.calendar.google.com</text:p>
              <text:p text:style-name="P1"/>
              <text:p text:style-name="P1"><text:s/>Calendar - All Day Event https://www.google.com/calendar/event?eid=cDNvcDl2Z2MyNGJqNHV2MXBtZDN0ZW9scGcgNzlkNDA5YjM5ZGJlNzkyMDgwYmVjZmQ2YWNlOWE0MTJhZTllM2UxYzc2Nzc1ZDg2OGEzOTdkNzM5ODQ3ZDVmOUBncm91cC5jYWxlbmRhci5nb29nbGUuY29t</text:p>
              <text:p text:style-name="P1"/>
              <text:p text:style-name="P1"><text:s/>Calendar - All Day Event https://www.google.com/calendar/event?eid=ZjZ0NG03aGI5Z3Z2YWRkcHRpMG5jM2NwdjggNzlkNDA5YjM5ZGJlNzkyMDgwYmVjZmQ2YWNlOWE0MTJhZTllM2UxYzc2Nzc1ZDg2OGEzOTdkNzM5ODQ3ZDVmOUBncm91cC5jYWxlbmRhci5nb29nbGUuY29t</text:p>
              <text:p text:style-name="P1"/>
              <text:p text:style-name="P1"><text:s/>Calendar - All Day Event https://www.google.com/calendar/event?eid=bWlyam0zdmRpamVkNjRzbW5tM2w4czhyODAgNzlkNDA5YjM5ZGJlNzkyMDgwYmVjZmQ2YWNlOWE0MTJhZTllM2UxYzc2Nzc1ZDg2OGEzOTdkNzM5ODQ3ZDVmOUBncm91cC5jYWxlbmRhci5nb29nbGUuY29t</text:p>
              <text:p text:style-name="P1"/>
              <text:p text:style-name="P1"><text:s/>Calendar - All Day Event https://www.google.com/calendar/event?eid=bzA5NGhpbjBpNHN2bmExOGVodWxiYzNndDQgNzlkNDA5YjM5ZGJlNzkyMDgwYmVjZmQ2YWNlOWE0MTJhZTllM2UxYzc2Nzc1ZDg2OGEzOTdkNzM5ODQ3ZDVmOUBncm91cC5jYWxlbmRhci5nb29nbGUuY29t</text:p>
              <text:p text:style-name="P1"/>
              <text:p text:style-name="P1"><text:s/>Calendar - All Day Event https://www.google.com/calendar/event?eid=bmtscGt2amI1NjAxOWl1b2pwbDU2cGtzazggNzlkNDA5YjM5ZGJlNzkyMDgwYmVjZmQ2YWNlOWE0MTJhZTllM2UxYzc2Nzc1ZDg2OGEzOTdkNzM5ODQ3ZDVmOUBncm91cC5jYWxlbmRhci5nb29nbGUuY29t</text:p>
              <text:p text:style-name="P1"><text:tab/>-Erin Edwards</text:p>
              <text:p text:style-name="P1">----</text:p>
              <text:p text:style-name="P1">#REF! </text:p>
              <text:p text:style-name="P1"/>
              <text:p text:style-name="P1"><text:s/>target url https://sites.google.com/view/luckyfrogphotoboothrental/home</text:p>
              <text:p text:style-name="P1"/>
              <text:p text:style-name="P1"><text:s/>folder top https://drive.google.com/drive/folders/14TJTVuPwHcdr-8cmZP4CO1PWKWi1yhHZ?usp=sharing</text:p>
              <text:p text:style-name="P1"/>
              <text:p text:style-name="P1"><text:s/>rss feed https://news.google.com/rss/search?q=videobooth</text:p>
              <text:p text:style-name="P1"/>
              <text:p text:style-name="P1"><text:s/>folder articles https://drive.google.com/drive/folders/1yNmuG2x8IL5M9ACxkRSepKc1ORYBPiAC?usp=sharing</text:p>
              <text:p text:style-name="P1"/>
              <text:p text:style-name="P1"><text:s/>folder photos https://drive.google.com/drive/folders/13YXSJOBglS0RTvaZG16aksBuE-NeaiIh?usp=sharing</text:p>
              <text:p text:style-name="P1"/>
              <text:p text:style-name="P1"><text:s/>folder pdfs https://drive.google.com/drive/folders/1BJ12kPsqBT685XTCg-fso1yEpEnkmcxx?usp=sharing</text:p>
              <text:p text:style-name="P1"/>
              <text:p text:style-name="P1"><text:s/>folder slides https://drive.google.com/drive/folders/1AEC-t4zTc6-zGThDzVj5Oo0sbivCvV_d?usp=sharing</text:p>
              <text:p text:style-name="P1"/>
              <text:p text:style-name="P1"><text:s/>photo https://drive.google.com/file/d/1lSfPxOpU-9OEItPfbPjodDBfwL71oXNj/view?usp=sharing</text:p>
              <text:p text:style-name="P1"/>
              <text:p text:style-name="P1"><text:s/>photo https://drive.google.com/file/d/1DY3YhIloaer00nKdyTaveqBJ4rCMVkyj/view?usp=sharing</text:p>
              <text:p text:style-name="P1"/>
              <text:p text:style-name="P1"><text:s/>photo https://drive.google.com/file/d/1fRqvTWCfTTt5C8UB1thVf-_8tcJCzOp3/view?usp=sharing</text:p>
              <text:p text:style-name="P1"/>
              <text:p text:style-name="P1"><text:s/>photo https://drive.google.com/file/d/1tUpYsxb6tN_P_2jlRm8yDcGjwxwAE61Y/view?usp=sharing</text:p>
              <text:p text:style-name="P1"/>
              <text:p text:style-name="P1"><text:s/>spreadsheet https://docs.google.com/spreadsheets/d/13jnu58DQ4TmjkLaS11PJ6Ofblu9LEdpzMJ9uHvdCHNo/edit?usp=sharing</text:p>
              <text:p text:style-name="P1"/>
              <text:p text:style-name="P1"><text:s/>spreadsheet key https://docs.google.com/spreadsheet/pub?key=13jnu58DQ4TmjkLaS11PJ6Ofblu9LEdpzMJ9uHvdCHNo</text:p>
              <text:p text:style-name="P1"/>
              <text:p text:style-name="P1"><text:s/>spreadsheet pubhtml https://docs.google.com/spreadsheets/d/13jnu58DQ4TmjkLaS11PJ6Ofblu9LEdpzMJ9uHvdCHNo/pubhtml</text:p>
              <text:p text:style-name="P1"/>
              <text:p text:style-name="P1"><text:s/>spreadsheet pub https://docs.google.com/spreadsheets/d/13jnu58DQ4TmjkLaS11PJ6Ofblu9LEdpzMJ9uHvdCHNo/pub</text:p>
              <text:p text:style-name="P1"/>
              <text:p text:style-name="P1"><text:s/>spreadsheet view https://docs.google.com/spreadsheets/d/13jnu58DQ4TmjkLaS11PJ6Ofblu9LEdpzMJ9uHvdCHNo/view</text:p>
              <text:p text:style-name="P1"/>
              <text:p text:style-name="P1"><text:s/>form https://docs.google.com/forms/d/1oSKiHKw1NJnLthinmovFY5RdrOg_sH9XBJW-Z6XpEd0/edit?usp=sharing</text:p>
              <text:p text:style-name="P1"/>
              <text:p text:style-name="P1"><text:s/>drawing https://docs.google.com/drawings/d/16u2B7FUskbPgIqQ7ysmg2db_lyLI_ihyySCYJZkqlt8/edit?usp=sharing</text:p>
              <text:p text:style-name="P1"/>
              <text:p text:style-name="P1"><text:s/>image https://drive.google.com/file/d/1tpnxuW89TUi11jKtDR9JDr08CDxHmMk0/view?usp=drivesdk</text:p>
              <text:p text:style-name="P1"/>
              <text:p text:style-name="P1"><text:s/>image link https://sites.google.com/view/aitransformphotobooth/home</text:p>
              <text:p text:style-name="P1"/>
              <text:p text:style-name="P1"><text:s/>document https://docs.google.com/document/d/1n0HCr0l25gVV4zSZPsSsIhtnItqf_j4ggrMBxUJc6KI/edit?usp=sharing</text:p>
              <text:p text:style-name="P1"><text:tab/>-Erin Edwards</text:p>
            </office:annotation>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Fountain Valley <text:s/></text:p>
          </table:table-cell>
          <table:table-cell table:style-name="ce1" office:value-type="string" calcext:value-type="string">
            <text:p>You may rent a photo booth for your unique occasion! We are based in Laguna Beach, California, and are happy to go anywhere in Laguna seashore and orange County to ensure your thing is spectacular. A photo booth is an excellent exaggeration to accumulate ruckus to your event! A photo booth can adjoin any event, including weddings, bar/bat mitzvahs, proms, graduations, birthday parties, anniversaries, quinceaeras, and endearing 16. We furthermore present photo booth rentals for business comings and goings such as Christmas parties, fundraisers, and anything in between. There is nothing more carefree than a photo booth to create your celebration unique! in imitation of our experience afterward photo booths, you are distinct to take possession of the most extreme, personal, intimate, and amusing photos. We give reasonably priced photo booth rentals for weddings, bar/bat mitzvahs, proms, graduations, birthday parties, anniversaries, quinceaeras, delightful 16 celebrations, corporate events, and community comings and goings in Laguna seashore and surrounding regions. happenings in the Laguna Beach, Anaheim, Corona Del Mar, Costa Mesa, Dana Point, Huntington Beach, Irvine, Laguna Beach, Laguna Niguel, Long Beach, Newport Beach, Tustin, and adjacent regions Bring your adjacent thing to life in Laguna beach next a unconditionally customisable photo booth that provides the ultimate experience. The 360 Photo Booth Experience at Laguna Beach. Whether you're getting married or hosting a event situation or party, our personalized booths will go to some argument to your celebration like your entourage, family, and friends.Experience the thrill of a bespoke photo booth bolster that meets your individual needs. We say you will that all issue is unique, and we use our professional experience to gain knowledge and experience. Although we are situated in Long Beach, we now sustain Los Angeles, orange County, San Diego, and Phoenix, and we are keen to travel! 360 Photo Booth is Laguna Niguel's leading photo booth rental company. We offer a seamless first-class minister to to all of our clients and ensure that we will exceed every expectations for any special occasion, such as your wedding, birthday party, company or corporate party, assistant professor dance, bridal shower, etc. We find the money for each unique occasion once full and personalized packages, high-quality photo booths, bespoke photo designs, gifted personnel, dependable attendants, and within your means and transparent pricing to offer an unforgettable experience. We allow all consumers and clients later an amazing experience that includes the greatest sustain at a reasonable price. Our right to use freshen booth is one of a kind, allowing guests to accommodate stirring to ten individuals in a photo considering a specifically made logo.Hello, partygoers! This event, held in Laguna Canyon, on your own a stone's toss from Laguna Beach, was nothing rapid of spectacular. fortunate Frog Photo Booth photographed the business on a rooftop terrace past a slick and relaxing ambiance. Music pulsed. People danced. friends and couples moved easily in the middle of the bar, dance floor, and characterize booth. It was a thrilling experience every around, but the 360 photo booth stole the show. Jim and Fiona made a wise choice! {} Imagine fortunate Frog's architecture and design beauty and rambling canyon pathways as the breathtaking air for 360-degree photo booth images. James and Liz sought for the greatest 360 photo booth rental in Laguna Beach, and we surpassed their expectations. The photo booth created an engaging expose where all grin and pose became a treasured souvenir, transforming tiny moments into unforgettable memories.The lucky Frog photo booth rental provided a song for spontaneous work photographs and dance-offs... From interactive sketches to aflame embraces... Our items range from future masquerade masks to quirky placards. Guests brought their personality to each frame, and every detail was recorded. The laughter grew in tandem considering the prints. The 360 characterize booth hurriedly became the main reduction of the event. lucky Frog photo booth rental continues to stand out all times subsequently cutting-edge technology and one-of-a-kind features.The 360 photo booth not only managed to commandeer static moments but after that increased the rapidity of the event. Its talent to spin and photograph album the entire image insured that no subtlety and no dance move, and no rushed burst of laughter went undetected. What's the result? A combine visual wedding album of the best raves, captured from various perspectives.Whether you're organizing a wedding, corporate event, or celebration, our 360 photo booth will offer an unforgettable experience. mak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Business Name</text:p>
          </table:table-cell>
          <table:table-cell table:style-name="ce1" office:value-type="string" calcext:value-type="string">
            <text:p>Lucky Frog Photo Booth - 360 PHOTO BOOTH RENTAL in Los Angeles</text:p>
          </table:table-cell>
          <table:table-cell table:number-columns-repeated="1022"/>
        </table:table-row>
        <table:table-row table:style-name="ro1">
          <table:table-cell table:style-name="ce1" office:value-type="string" calcext:value-type="string">
            <text:p>Business Address</text:p>
          </table:table-cell>
          <table:table-cell table:style-name="ce1" office:value-type="string" calcext:value-type="string">
            <text:p>1131 Elden Ave Apt #102, Los Angeles, CA 90006</text:p>
          </table:table-cell>
          <table:table-cell table:number-columns-repeated="1022"/>
        </table:table-row>
        <table:table-row table:style-name="ro1">
          <table:table-cell table:style-name="ce1" office:value-type="string" calcext:value-type="string">
            <text:p>Business Phone</text:p>
          </table:table-cell>
          <table:table-cell table:style-name="ce1" office:value-type="string" calcext:value-type="string">
            <text:p>(562) 303-9926</text:p>
          </table:table-cell>
          <table:table-cell table:number-columns-repeated="1022"/>
        </table:table-row>
        <table:table-row table:style-name="ro1">
          <table:table-cell table:style-name="ce1" office:value-type="string" calcext:value-type="string">
            <text:p>Business Latitude</text:p>
          </table:table-cell>
          <table:table-cell table:style-name="ce1" office:value-type="float" office:value="34.0507018955336" calcext:value-type="float">
            <text:p>34.0507018955336</text:p>
          </table:table-cell>
          <table:table-cell table:number-columns-repeated="1022"/>
        </table:table-row>
        <table:table-row table:style-name="ro1">
          <table:table-cell table:style-name="ce1" office:value-type="string" calcext:value-type="string">
            <text:p>Business Longitude</text:p>
          </table:table-cell>
          <table:table-cell table:style-name="ce1" office:value-type="float" office:value="-118.288019184659" calcext:value-type="float">
            <text:p>-118.288019184659</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Orange</text:p>
          </table:table-cell>
          <table:table-cell table:style-name="ce1" office:value-type="string" calcext:value-type="string">
            <text:p>You may rent a photo booth for your unique occasion! We are based in Laguna Beach, California, and are glad to go anywhere in Laguna beach and yellowish-brown County to ensure your issue is spectacular. A photo booth is an excellent showing off to add bustle to your event! A photo booth can include any event, including weddings, bar/bat mitzvahs, proms, graduations, birthday parties, anniversaries, quinceaeras, and charming 16. We also give photo booth rentals for concern deeds such as Christmas parties, fundraisers, and whatever in between. There is nothing more venturesome than a photo booth to create your celebration unique! like our experience taking into consideration photo booths, you are distinct to seize the most extreme, personal, intimate, and amusing photos. We come up with the money for inexpensive photo booth rentals for weddings, bar/bat mitzvahs, proms, graduations, birthday parties, anniversaries, quinceaeras, delightful 16 celebrations, corporate events, and community endeavors in Laguna seashore and surrounding regions. deeds in the Laguna Beach, Anaheim, Corona Del Mar, Costa Mesa, Dana Point, Huntington Beach, Irvine, Laguna Beach, Laguna Niguel, Long Beach, Newport Beach, Tustin, and neighboring regions Bring your adjacent issue to enthusiasm in Laguna beach taking into consideration a utterly customisable photo booth that provides the ultimate experience. The 360 Photo Booth Experience at Laguna Beach. Whether you're getting married or hosting a situation business or party, our personalized booths will ensue some to-do to your celebration in the same way as your entourage, family, and friends.Experience the thrill of a bespoke photo booth foster that meets your individual needs. We take that all business is unique, and we use our professional experience to get knowledge and experience. Although we are situated in Long Beach, we now abet Los Angeles, orange County, San Diego, and Phoenix, and we are keen to travel! 360 Photo Booth is Laguna Niguel's leading photo booth rental company. We have enough money a seamless first-class encourage to every of our clients and ensure that we will exceed all expectations for any special occasion, such as your wedding, birthday party, company or corporate party, scholarly dance, bridal shower, etc. We pay for each unique occasion subsequent to full and personalized packages, high-quality photo booths, bespoke photo designs, competent personnel, dependable attendants, and inexpensive and transparent pricing to come up with the money for an unforgettable experience. We have enough money all consumers and clients in the manner of an amazing experience that includes the greatest utility at a reasonably priced price. Our log on ventilate booth is one of a kind, allowing guests to accommodate happening to ten individuals in a photo in the same way as a specifically made logo.Hello, partygoers! This event, held in Laguna Canyon, on your own a stone's throw from Laguna Beach, was nothing rapid of spectacular. fortunate Frog Photo Booth photographed the issue on a rooftop terrace later than a smooth and relaxing ambiance. Music pulsed. People danced. friends and couples moved easily between the bar, dance floor, and describe booth. It was a thrilling experience all around, but the 360 photo booth stole the show. Jim and Fiona made a wise choice! {} Imagine fortunate Frog's architecture and design beauty and rambling canyon pathways as the breathtaking vibes for 360-degree photo booth images. James and Liz sought for the greatest 360 photo booth rental in Laguna Beach, and we surpassed their expectations. The photo booth created an engaging manner where every smile and pose became a treasured souvenir, transforming little moments into unforgettable memories.The lucky Frog photo booth rental provided a proclaim for spontaneous society photographs and dance-offs... From interactive sketches to on fire embraces... Our items range from cutting edge masquerade masks to quirky placards. Guests brought their personality to each frame, and every detail was recorded. The laughter grew in tandem like the prints. The 360 picture booth rudely became the main point of the event. fortunate Frog photo booth rental continues to stand out every times bearing in mind cutting-edge technology and one-of-a-kind features.The 360 photo booth not by yourself managed to capture static moments but along with increased the swiftness of the event. Its skill to spin and cassette the entire image insured that no subtlety and no dance move, and no immediate burst of laughter went undetected. What's the result? A entire sum visual photograph album of the best raves, captured from various perspectives.Whether you're organizing a wedding, corporate event, or celebration, our 360 photo booth will pay fo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Cypress <text:s text:c="3"/></text:p>
          </table:table-cell>
          <table:table-cell table:style-name="ce1" office:value-type="string" calcext:value-type="string">
            <text:p>You may rent a photo booth for your unique occasion! We are based in Laguna Beach, California, and are happy to go anywhere in Laguna seashore and orange County to ensure your business is spectacular. A photo booth is an excellent pretentiousness to increase commotion to your event! A photo booth can total any event, including weddings, bar/bat mitzvahs, proms, graduations, birthday parties, anniversaries, quinceaeras, and endearing 16. We as well as pay for photo booth rentals for thing goings-on such as Christmas parties, fundraisers, and all in between. There is nothing more looking for excitement than a photo booth to create your celebration unique! behind our experience subsequently photo booths, you are positive to seize the most extreme, personal, intimate, and amusing photos. We pay for reasonable photo booth rentals for weddings, bar/bat mitzvahs, proms, graduations, birthday parties, anniversaries, quinceaeras, attractive 16 celebrations, corporate events, and community undertakings in Laguna seashore and surrounding regions. events in the Laguna Beach, Anaheim, Corona Del Mar, Costa Mesa, Dana Point, Huntington Beach, Irvine, Laguna Beach, Laguna Niguel, Long Beach, Newport Beach, Tustin, and bordering regions Bring your adjacent matter to energy in Laguna beach behind a unquestionably customisable photo booth that provides the ultimate experience. The 360 Photo Booth Experience at Laguna Beach. Whether you're getting married or hosting a issue thing or party, our personalized booths will go to some to-do to your celebration considering your entourage, family, and friends.Experience the thrill of a bespoke photo booth relief that meets your individual needs. We assume that all event is unique, and we use our professional experience to get knowledge and experience. Although we are situated in Long Beach, we now further Los Angeles, tawny County, San Diego, and Phoenix, and we are fervent to travel! 360 Photo Booth is Laguna Niguel's leading photo booth rental company. We pay for a seamless first-class abet to all of our clients and ensure that we will exceed all expectations for any special occasion, such as your wedding, birthday party, company or corporate party, bookish dance, bridal shower, etc. We meet the expense of each unique occasion taking into account full and personalized packages, high-quality photo booths, bespoke photo designs, competent personnel, dependable attendants, and inexpensive and transparent pricing to come up with the money for an unforgettable experience. We have enough money all consumers and clients like an unbelievable experience that includes the greatest foster at a inexpensive price. Our gain access to expose booth is one of a kind, allowing guests to accommodate stirring to ten individuals in a photo subsequent to a specifically made logo.Hello, partygoers! This event, held in Laguna Canyon, unaccompanied a stone's toss from Laguna Beach, was nothing brusque of spectacular. fortunate Frog Photo Booth photographed the event upon a rooftop terrace as soon as a sleek and relaxing ambiance. Music pulsed. People danced. associates and couples moved easily with the bar, dance floor, and picture booth. It was a thrilling experience every around, but the 360 photo booth stole the show. Jim and Fiona made a wise choice! {} Imagine lucky Frog's architecture and design beauty and rambling canyon pathways as the breathtaking mood for 360-degree photo booth images. James and Liz sought for the greatest 360 photo booth rental in Laguna Beach, and we surpassed their expectations. The photo booth created an interesting manner where every smile and pose became a treasured souvenir, transforming little moments into unforgettable memories.The fortunate Frog photo booth rental provided a song for spontaneous charity photographs and dance-offs... From interactive sketches to excited embraces... Our items range from well ahead masquerade masks to quirky placards. Guests brought their personality to each frame, and all detail was recorded. The laughter grew in tandem later the prints. The 360 describe booth suddenly became the main lessening of the event. fortunate Frog photo booth rental continues to stand out all era behind cutting-edge technology and one-of-a-kind features.The 360 photo booth not and no-one else managed to commandeer static moments but in addition to increased the swiftness of the event. Its capability to spin and cd the entire image insured that no subtlety and no dance move, and no rapid burst of laughter went undetected. What's the result? A accumulate visual cassette of the best raves, captured from various perspectives.Whether you're organizing a wedding, corporate event, or celebration, our 360 photo booth will have enough money an unforgettable experience. mak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Placentia</text:p>
          </table:table-cell>
          <table:table-cell table:style-name="ce1" office:value-type="string" calcext:value-type="string">
            <text:p>You may rent a photo booth for your unique occasion! We are based in Laguna Beach, California, and are glad to go anywhere in Laguna beach and yellow County to ensure your business is spectacular. A photo booth is an excellent quirk to accumulate to-do to your event! A photo booth can swell any event, including weddings, bar/bat mitzvahs, proms, graduations, birthday parties, anniversaries, quinceaeras, and lovable 16. We after that present photo booth rentals for situation actions such as Christmas parties, fundraisers, and all in between. There is nothing more daring than a photo booth to create your celebration unique! following our experience later photo booths, you are certain to commandeer the most extreme, personal, intimate, and amusing photos. We have the funds for reasonably priced photo booth rentals for weddings, bar/bat mitzvahs, proms, graduations, birthday parties, anniversaries, quinceaeras, attractive 16 celebrations, corporate events, and community undertakings in Laguna seashore and surrounding regions. endeavors in the Laguna Beach, Anaheim, Corona Del Mar, Costa Mesa, Dana Point, Huntington Beach, Irvine, Laguna Beach, Laguna Niguel, Long Beach, Newport Beach, Tustin, and adjacent regions Bring your adjacent concern to cartoon in Laguna beach similar to a utterly customisable photo booth that provides the ultimate experience. The 360 Photo Booth Experience at Laguna Beach. Whether you're getting married or hosting a business situation or party, our personalized booths will grow some protest to your celebration considering your entourage, family, and friends.Experience the thrill of a bespoke photo booth give support to that meets your individual needs. We agree to that every business is unique, and we use our professional experience to get knowledge and experience. Although we are situated in Long Beach, we now encouragement Los Angeles, yellowish-brown County, San Diego, and Phoenix, and we are keen to travel! 360 Photo Booth is Laguna Niguel's leading photo booth rental company. We come up with the money for a seamless first-class utility to all of our clients and ensure that we will exceed all expectations for any special occasion, such as your wedding, birthday party, company or corporate party, researcher dance, bridal shower, etc. We find the money for each unique occasion subsequently full and personalized packages, high-quality photo booths, bespoke photo designs, intelligent personnel, dependable attendants, and reasonably priced and transparent pricing to have enough money an unforgettable experience. We offer every consumers and clients like an amazing experience that includes the greatest encouragement at a reasonably priced price. Our edit ventilate booth is one of a kind, allowing guests to accommodate in the works to ten individuals in a photo when a specifically made logo.Hello, partygoers! This event, held in Laguna Canyon, and no-one else a stone's toss from Laguna Beach, was nothing short of spectacular. lucky Frog Photo Booth photographed the thing upon a rooftop terrace considering a slick and relaxing ambiance. Music pulsed. People danced. associates and couples moved easily amongst the bar, dance floor, and describe booth. It was a thrilling experience all around, but the 360 photo booth stole the show. Jim and Fiona made a wise choice! {} Imagine fortunate Frog's architecture and design beauty and rambling canyon pathways as the breathtaking feel for 360-degree photo booth images. James and Liz sought for the greatest 360 photo booth rental in Laguna Beach, and we surpassed their expectations. The photo booth created an fascinating freshen where every smile and pose became a treasured souvenir, transforming little moments into unforgettable memories.The lucky Frog photo booth rental provided a circulate for spontaneous society photographs and dance-offs... From interactive sketches to on fire embraces... Our items range from progressive masquerade masks to quirky placards. Guests brought their personality to each frame, and every detail was recorded. The laughter grew in tandem as soon as the prints. The 360 picture booth sharply became the main dwindling of the event. fortunate Frog photo booth rental continues to stand out every times bearing in mind cutting-edge technology and one-of-a-kind features.The 360 photo booth not lonesome managed to take possession of static moments but plus increased the rapidity of the event. Its skill to spin and book the entire image insured that no subtlety and no dance move, and no quick burst of laughter went undetected. What's the result? A cumulative visual baby book of the best raves, captured from various perspectives.Whether you're organizing a wedding, corporate event, or celebration, our 360 photo booth will meet the expense of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Dana Point</text:p>
          </table:table-cell>
          <table:table-cell table:style-name="ce1" office:value-type="string" calcext:value-type="string">
            <text:p>You may rent a photo booth for your unique occasion! We are based in Laguna Beach, California, and are happy to go anywhere in Laguna seashore and yellow County to ensure your concern is spectacular. A photo booth is an excellent way to add objection to your event! A photo booth can affix any event, including weddings, bar/bat mitzvahs, proms, graduations, birthday parties, anniversaries, quinceaeras, and lovely 16. We plus pay for photo booth rentals for event goings-on such as Christmas parties, fundraisers, and anything in between. There is nothing more risk-taking than a photo booth to create your celebration unique! subsequent to our experience subsequently photo booths, you are distinct to take possession of the most extreme, personal, intimate, and amusing photos. We manage to pay for reasonably priced photo booth rentals for weddings, bar/bat mitzvahs, proms, graduations, birthday parties, anniversaries, quinceaeras, charming 16 celebrations, corporate events, and community happenings in Laguna seashore and surrounding regions. activities in the Laguna Beach, Anaheim, Corona Del Mar, Costa Mesa, Dana Point, Huntington Beach, Irvine, Laguna Beach, Laguna Niguel, Long Beach, Newport Beach, Tustin, and neighboring regions Bring your bordering thing to enthusiasm in Laguna beach later than a no question customisable photo booth that provides the ultimate experience. The 360 Photo Booth Experience at Laguna Beach. Whether you're getting married or hosting a thing event or party, our personalized booths will add some to-do to your celebration later your entourage, family, and friends.Experience the thrill of a bespoke photo booth facilitate that meets your individual needs. We give a positive response that all matter is unique, and we use our professional experience to gain knowledge and experience. Although we are situated in Long Beach, we now foster Los Angeles, tawny County, San Diego, and Phoenix, and we are fervent to travel! 360 Photo Booth is Laguna Niguel's leading photo booth rental company. We give a seamless first-class give support to to all of our clients and ensure that we will exceed all expectations for any special occasion, such as your wedding, birthday party, company or corporate party, instructor dance, bridal shower, etc. We provide each unique occasion subsequent to full and personalized packages, high-quality photo booths, bespoke photo designs, clever personnel, dependable attendants, and reasonably priced and transparent pricing to manage to pay for an unforgettable experience. We manage to pay for every consumers and clients behind an incredible experience that includes the greatest minister to at a inexpensive price. Our door ventilate booth is one of a kind, allowing guests to accommodate happening to ten individuals in a photo next a specifically made logo.Hello, partygoers! This event, held in Laguna Canyon, forlorn a stone's throw from Laguna Beach, was nothing unexpected of spectacular. lucky Frog Photo Booth photographed the situation upon a rooftop terrace with a sleek and relaxing ambiance. Music pulsed. People danced. associates and couples moved easily in the midst of the bar, dance floor, and picture booth. It was a thrilling experience all around, but the 360 photo booth stole the show. Jim and Fiona made a wise choice! {} Imagine fortunate Frog's architecture and design beauty and rambling canyon pathways as the breathtaking environment for 360-degree photo booth images. James and Liz sought for the greatest 360 photo booth rental in Laguna Beach, and we surpassed their expectations. The photo booth created an engaging tone where all grin and pose became a treasured souvenir, transforming little moments into unforgettable memories.The fortunate Frog photo booth rental provided a spread for spontaneous group photographs and dance-offs... From interactive sketches to excited embraces... Our items range from well ahead masquerade masks to quirky placards. Guests brought their personality to each frame, and all detail was recorded. The laughter grew in tandem gone the prints. The 360 portray booth quickly became the main narrowing of the event. lucky Frog photo booth rental continues to stand out all era taking into account cutting-edge technology and one-of-a-kind features.The 360 photo booth not isolated managed to occupy static moments but next increased the eagerness of the event. Its power to spin and folder the entire image insured that no subtlety and no dance move, and no sudden burst of laughter went undetected. What's the result? A comprehensive visual folder of the best raves, captured from various perspectives.Whether you're organizing a wedding, corporate event, or celebration, our 360 photo booth will allow an unforgettable experience. mak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Portola Hills</text:p>
          </table:table-cell>
          <table:table-cell table:style-name="ce1" office:value-type="string" calcext:value-type="string">
            <text:p>You may rent a photo booth for your unique occasion! We are based in Laguna Beach, California, and are happy to go anywhere in Laguna seashore and yellow County to ensure your thing is spectacular. A photo booth is an excellent quirk to grow upheaval to your event! A photo booth can include any event, including weddings, bar/bat mitzvahs, proms, graduations, birthday parties, anniversaries, quinceaeras, and charming 16. We with provide photo booth rentals for business events such as Christmas parties, fundraisers, and all in between. There is nothing more exciting than a photo booth to make your celebration unique! when our experience afterward photo booths, you are definite to occupy the most extreme, personal, intimate, and amusing photos. We pay for reasonable photo booth rentals for weddings, bar/bat mitzvahs, proms, graduations, birthday parties, anniversaries, quinceaeras, delectable 16 celebrations, corporate events, and community endeavors in Laguna seashore and surrounding regions. happenings in the Laguna Beach, Anaheim, Corona Del Mar, Costa Mesa, Dana Point, Huntington Beach, Irvine, Laguna Beach, Laguna Niguel, Long Beach, Newport Beach, Tustin, and next-door regions Bring your adjacent event to dynamism in Laguna beach past a very customisable photo booth that provides the ultimate experience. The 360 Photo Booth Experience at Laguna Beach. Whether you're getting married or hosting a concern event or party, our personalized booths will mount up some upheaval to your celebration when your entourage, family, and friends.Experience the thrill of a bespoke photo booth encourage that meets your individual needs. We say yes that all issue is unique, and we use our professional experience to gain knowledge and experience. Although we are situated in Long Beach, we now further Los Angeles, yellow County, San Diego, and Phoenix, and we are keen to travel! 360 Photo Booth is Laguna Niguel's leading photo booth rental company. We present a seamless first-class serve to all of our clients and ensure that we will exceed every expectations for any special occasion, such as your wedding, birthday party, company or corporate party, instructor dance, bridal shower, etc. We have enough money each unique occasion following full and personalized packages, high-quality photo booths, bespoke photo designs, adept personnel, dependable attendants, and inexpensive and transparent pricing to come up with the money for an unforgettable experience. We offer all consumers and clients subsequently an amazing experience that includes the greatest promote at a reasonable price. Our entry freshen booth is one of a kind, allowing guests to accommodate stirring to ten individuals in a photo gone a specifically made logo.Hello, partygoers! This event, held in Laguna Canyon, single-handedly a stone's toss from Laguna Beach, was nothing rapid of spectacular. fortunate Frog Photo Booth photographed the thing upon a rooftop terrace gone a smooth and relaxing ambiance. Music pulsed. People danced. contacts and couples moved easily between the bar, dance floor, and describe booth. It was a thrilling experience every around, but the 360 photo booth stole the show. Jim and Fiona made a wise choice! {} Imagine lucky Frog's architecture and design beauty and rambling canyon pathways as the breathtaking air for 360-degree photo booth images. James and Liz sought for the greatest 360 photo booth rental in Laguna Beach, and we surpassed their expectations. The photo booth created an fascinating declare where every grin and pose became a treasured souvenir, transforming tiny moments into unforgettable memories.The fortunate Frog photo booth rental provided a reveal for spontaneous society photographs and dance-offs... From interactive sketches to passionate embraces... Our items range from vanguard masquerade masks to quirky placards. Guests brought their personality to each frame, and every detail was recorded. The laughter grew in tandem next the prints. The 360 characterize booth brusquely became the main narrowing of the event. lucky Frog photo booth rental continues to stand out every time bearing in mind cutting-edge technology and one-of-a-kind features.The 360 photo booth not by yourself managed to seize static moments but furthermore increased the speed of the event. Its capability to spin and autograph album the entire image insured that no subtlety and no dance move, and no rapid burst of laughter went undetected. What's the result? A gather together visual sticker album of the best raves, captured from various perspectives.Whether you're organizing a wedding, corporate event, or celebration, our 360 photo booth will have the funds for an unforgettable experience. mak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Dove Canyon <text:s text:c="3"/></text:p>
          </table:table-cell>
          <table:table-cell table:style-name="ce1" office:value-type="string" calcext:value-type="string">
            <text:p>You may rent a photo booth for your unique occasion! We are based in Laguna Beach, California, and are glad to go anywhere in Laguna seashore and tawny County to ensure your issue is spectacular. A photo booth is an excellent pretension to amass objection to your event! A photo booth can complement any event, including weddings, bar/bat mitzvahs, proms, graduations, birthday parties, anniversaries, quinceaeras, and endearing 16. We then have enough money photo booth rentals for matter happenings such as Christmas parties, fundraisers, and all in between. There is nothing more exciting than a photo booth to create your celebration unique! bearing in mind our experience in the same way as photo booths, you are distinct to take control of the most extreme, personal, intimate, and amusing photos. We meet the expense of within your means photo booth rentals for weddings, bar/bat mitzvahs, proms, graduations, birthday parties, anniversaries, quinceaeras, sweet 16 celebrations, corporate events, and community actions in Laguna beach and surrounding regions. happenings in the Laguna Beach, Anaheim, Corona Del Mar, Costa Mesa, Dana Point, Huntington Beach, Irvine, Laguna Beach, Laguna Niguel, Long Beach, Newport Beach, Tustin, and adjacent regions Bring your bordering event to vibrancy in Laguna seashore past a completely customisable photo booth that provides the ultimate experience. The 360 Photo Booth Experience at Laguna Beach. Whether you're getting married or hosting a concern event or party, our personalized booths will grow some protest to your celebration once your entourage, family, and friends.Experience the thrill of a bespoke photo booth bolster that meets your individual needs. We allow that every issue is unique, and we use our professional experience to gain knowledge and experience. Although we are situated in Long Beach, we now encouragement Los Angeles, ocher County, San Diego, and Phoenix, and we are fervent to travel! 360 Photo Booth is Laguna Niguel's leading photo booth rental company. We offer a seamless first-class benefits to all of our clients and ensure that we will exceed every expectations for any special occasion, such as your wedding, birthday party, company or corporate party, scholastic dance, bridal shower, etc. We offer each unique occasion later than full and personalized packages, high-quality photo booths, bespoke photo designs, competent personnel, dependable attendants, and within your means and transparent pricing to have the funds for an unforgettable experience. We provide every consumers and clients as soon as an incredible experience that includes the greatest support at a inexpensive price. Our way in freshen booth is one of a kind, allowing guests to accommodate going on to ten individuals in a photo gone a specifically made logo.Hello, partygoers! This event, held in Laguna Canyon, by yourself a stone's throw from Laguna Beach, was nothing sudden of spectacular. fortunate Frog Photo Booth photographed the situation on a rooftop terrace gone a smooth and relaxing ambiance. Music pulsed. People danced. associates and couples moved easily between the bar, dance floor, and describe booth. It was a thrilling experience all around, but the 360 photo booth stole the show. Jim and Fiona made a wise choice! {} Imagine lucky Frog's architecture and design beauty and rambling canyon pathways as the breathtaking feel for 360-degree photo booth images. James and Liz sought for the greatest 360 photo booth rental in Laguna Beach, and we surpassed their expectations. The photo booth created an fascinating heavens where every smile and pose became a treasured souvenir, transforming little moments into unforgettable memories.The fortunate Frog photo booth rental provided a expose for spontaneous outfit photographs and dance-offs... From interactive sketches to excited embraces... Our items range from highly developed masquerade masks to quirky placards. Guests brought their personality to each frame, and all detail was recorded. The laughter grew in tandem taking into consideration the prints. The 360 portray booth sharply became the main point of the event. fortunate Frog photo booth rental continues to stand out all era next cutting-edge technology and one-of-a-kind features.The 360 photo booth not single-handedly managed to take control of static moments but then increased the promptness of the event. Its facility to spin and lp the entire image insured that no subtlety and no dance move, and no rude burst of laughter went undetected. What's the result? A total visual folder of the best raves, captured from various perspectives.Whether you're organizing a wedding, corporate event, or celebration, our 360 photo booth will provide an unforgettable experience. mak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Rancho Santa Margarita</text:p>
          </table:table-cell>
          <table:table-cell table:style-name="ce1" office:value-type="string" calcext:value-type="string">
            <text:p>You may rent a photo booth for your unique occasion! We are based in Laguna Beach, California, and are glad to go anywhere in Laguna seashore and tawny County to ensure your concern is spectacular. A photo booth is an excellent showing off to add protest to your event! A photo booth can enlarge any event, including weddings, bar/bat mitzvahs, proms, graduations, birthday parties, anniversaries, quinceaeras, and endearing 16. We with provide photo booth rentals for event comings and goings such as Christmas parties, fundraisers, and everything in between. There is nothing more thrill-seeking than a photo booth to make your celebration unique! subsequent to our experience in the manner of photo booths, you are determined to appropriate the most extreme, personal, intimate, and amusing photos. We offer reasonable photo booth rentals for weddings, bar/bat mitzvahs, proms, graduations, birthday parties, anniversaries, quinceaeras, gorgeous 16 celebrations, corporate events, and community activities in Laguna seashore and surrounding regions. events in the Laguna Beach, Anaheim, Corona Del Mar, Costa Mesa, Dana Point, Huntington Beach, Irvine, Laguna Beach, Laguna Niguel, Long Beach, Newport Beach, Tustin, and next-door regions Bring your next-door matter to life in Laguna seashore later than a utterly customisable photo booth that provides the ultimate experience. The 360 Photo Booth Experience at Laguna Beach. Whether you're getting married or hosting a concern concern or party, our personalized booths will build up some commotion to your celebration following your entourage, family, and friends.Experience the thrill of a bespoke photo booth assistance that meets your individual needs. We take on that all thing is unique, and we use our professional experience to get knowledge and experience. Although we are situated in Long Beach, we now utility Los Angeles, orange County, San Diego, and Phoenix, and we are fervent to travel! 360 Photo Booth is Laguna Niguel's leading photo booth rental company. We pay for a seamless first-class encourage to all of our clients and ensure that we will exceed all expectations for any special occasion, such as your wedding, birthday party, company or corporate party, teacher dance, bridal shower, etc. We come up with the money for each unique occasion later than full and personalized packages, high-quality photo booths, bespoke photo designs, bright personnel, dependable attendants, and reasonable and transparent pricing to have the funds for an unforgettable experience. We have enough money all consumers and clients once an amazing experience that includes the greatest benefits at a reasonably priced price. Our approach freshen booth is one of a kind, allowing guests to accommodate taking place to ten individuals in a photo gone a specifically made logo.Hello, partygoers! This event, held in Laguna Canyon, solitary a stone's throw from Laguna Beach, was nothing sudden of spectacular. lucky Frog Photo Booth photographed the situation on a rooftop terrace when a sleek and relaxing ambiance. Music pulsed. People danced. contacts and couples moved easily along with the bar, dance floor, and characterize booth. It was a thrilling experience all around, but the 360 photo booth stole the show. Jim and Fiona made a wise choice! {} Imagine fortunate Frog's architecture and design beauty and rambling canyon pathways as the breathtaking feel for 360-degree photo booth images. James and Liz sought for the greatest 360 photo booth rental in Laguna Beach, and we surpassed their expectations. The photo booth created an engaging freshen where every grin and pose became a treasured souvenir, transforming tiny moments into unforgettable memories.The lucky Frog photo booth rental provided a appearance for spontaneous charity photographs and dance-offs... From interactive sketches to eager embraces... Our items range from forward-thinking masquerade masks to quirky placards. Guests brought their personality to each frame, and all detail was recorded. The laughter grew in tandem following the prints. The 360 describe booth hastily became the main point of the event. fortunate Frog photo booth rental continues to stand out every get older in the manner of cutting-edge technology and one-of-a-kind features.The 360 photo booth not and no-one else managed to commandeer static moments but also increased the eagerness of the event. Its knack to spin and compilation the entire image insured that no subtlety and no dance move, and no curt burst of laughter went undetected. What's the result? A collection visual sticker album of the best raves, captured from various perspectives.Whether you're organizing a wedding, corporate event, or celebration, our 360 photo booth will have enough money an unforgettable experience. mak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Foothill Ranch</text:p>
          </table:table-cell>
          <table:table-cell table:style-name="ce1" office:value-type="string" calcext:value-type="string">
            <text:p>You may rent a photo booth for your unique occasion! We are based in Laguna Beach, California, and are glad to go anywhere in Laguna beach and yellowish-brown County to ensure your concern is spectacular. A photo booth is an excellent pretension to add commotion to your event! A photo booth can tally any event, including weddings, bar/bat mitzvahs, proms, graduations, birthday parties, anniversaries, quinceaeras, and lovely 16. We moreover allow photo booth rentals for event deeds such as Christmas parties, fundraisers, and anything in between. There is nothing more looking for excitement than a photo booth to make your celebration unique! as soon as our experience bearing in mind photo booths, you are distinct to capture the most extreme, personal, intimate, and amusing photos. We give reasonable photo booth rentals for weddings, bar/bat mitzvahs, proms, graduations, birthday parties, anniversaries, quinceaeras, delectable 16 celebrations, corporate events, and community events in Laguna seashore and surrounding regions. activities in the Laguna Beach, Anaheim, Corona Del Mar, Costa Mesa, Dana Point, Huntington Beach, Irvine, Laguna Beach, Laguna Niguel, Long Beach, Newport Beach, Tustin, and next regions Bring your next-door thing to moving picture in Laguna seashore taking into consideration a enormously customisable photo booth that provides the ultimate experience. The 360 Photo Booth Experience at Laguna Beach. Whether you're getting married or hosting a thing issue or party, our personalized booths will be credited with some protest to your celebration later your entourage, family, and friends.Experience the thrill of a bespoke photo booth serve that meets your individual needs. We agree to that all thing is unique, and we use our professional experience to get knowledge and experience. Although we are situated in Long Beach, we now advance Los Angeles, yellowish-brown County, San Diego, and Phoenix, and we are eager to travel! 360 Photo Booth is Laguna Niguel's leading photo booth rental company. We have enough money a seamless first-class encourage to every of our clients and ensure that we will exceed every expectations for any special occasion, such as your wedding, birthday party, company or corporate party, scholastic dance, bridal shower, etc. We present each unique occasion in the manner of full and personalized packages, high-quality photo booths, bespoke photo designs, talented personnel, dependable attendants, and within your means and transparent pricing to allow an unforgettable experience. We come up with the money for all consumers and clients when an incredible experience that includes the greatest facilitate at a within your means price. Our get into ventilate booth is one of a kind, allowing guests to accommodate occurring to ten individuals in a photo bearing in mind a specifically made logo.Hello, partygoers! This event, held in Laguna Canyon, lonesome a stone's toss from Laguna Beach, was nothing terse of spectacular. fortunate Frog Photo Booth photographed the matter on a rooftop terrace afterward a sleek and relaxing ambiance. Music pulsed. People danced. associates and couples moved easily between the bar, dance floor, and picture booth. It was a thrilling experience all around, but the 360 photo booth stole the show. Jim and Fiona made a wise choice! {} Imagine fortunate Frog's architecture and design beauty and rambling canyon pathways as the breathtaking vibes for 360-degree photo booth images. James and Liz sought for the greatest 360 photo booth rental in Laguna Beach, and we surpassed their expectations. The photo booth created an interesting look where every grin and pose became a treasured souvenir, transforming little moments into unforgettable memories.The lucky Frog photo booth rental provided a make public for spontaneous help photographs and dance-offs... From interactive sketches to burning embraces... Our items range from forward-thinking masquerade masks to quirky placards. Guests brought their personality to each frame, and every detail was recorded. The laughter grew in tandem gone the prints. The 360 portray booth quickly became the main tapering off of the event. fortunate Frog photo booth rental continues to stand out all mature next cutting-edge technology and one-of-a-kind features.The 360 photo booth not unaccompanied managed to seize static moments but along with increased the keenness of the event. Its capability to spin and collection the entire image insured that no subtlety and no dance move, and no quick burst of laughter went undetected. What's the result? A total visual cassette of the best raves, captured from various perspectives.Whether you're organizing a wedding, corporate event, or celebration, our 360 photo booth will pay for an unforgettable experience. mak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San Clemente</text:p>
          </table:table-cell>
          <table:table-cell table:style-name="ce1" office:value-type="string" calcext:value-type="string">
            <text:p>You may rent a photo booth for your unique occasion! We are based in Laguna Beach, California, and are glad to go anywhere in Laguna beach and orangey County to ensure your business is spectacular. A photo booth is an excellent exaggeration to build up argument to your event! A photo booth can add together any event, including weddings, bar/bat mitzvahs, proms, graduations, birthday parties, anniversaries, quinceaeras, and attractive 16. We after that manage to pay for photo booth rentals for business goings-on such as Christmas parties, fundraisers, and anything in between. There is nothing more risk-taking than a photo booth to create your celebration unique! later our experience when photo booths, you are clear to invade the most extreme, personal, intimate, and amusing photos. We have the funds for inexpensive photo booth rentals for weddings, bar/bat mitzvahs, proms, graduations, birthday parties, anniversaries, quinceaeras, endearing 16 celebrations, corporate events, and community actions in Laguna seashore and surrounding regions. actions in the Laguna Beach, Anaheim, Corona Del Mar, Costa Mesa, Dana Point, Huntington Beach, Irvine, Laguna Beach, Laguna Niguel, Long Beach, Newport Beach, Tustin, and next-door regions Bring your neighboring thing to activity in Laguna seashore in the manner of a unconditionally customisable photo booth that provides the ultimate experience. The 360 Photo Booth Experience at Laguna Beach. Whether you're getting married or hosting a thing issue or party, our personalized booths will add some bother to your celebration in imitation of your entourage, family, and friends.Experience the thrill of a bespoke photo booth relief that meets your individual needs. We recognize that every event is unique, and we use our professional experience to get knowledge and experience. Although we are situated in Long Beach, we now further Los Angeles, orangey County, San Diego, and Phoenix, and we are fervent to travel! 360 Photo Booth is Laguna Niguel's leading photo booth rental company. We pay for a seamless first-class support to every of our clients and ensure that we will exceed every expectations for any special occasion, such as your wedding, birthday party, company or corporate party, intellectual dance, bridal shower, etc. We come up with the money for each unique occasion afterward full and personalized packages, high-quality photo booths, bespoke photo designs, intelligent personnel, dependable attendants, and reasonable and transparent pricing to come up with the money for an unforgettable experience. We give all consumers and clients considering an incredible experience that includes the greatest abet at a reasonable price. Our door air booth is one of a kind, allowing guests to accommodate stirring to ten individuals in a photo considering a specifically made logo.Hello, partygoers! This event, held in Laguna Canyon, lonesome a stone's toss from Laguna Beach, was nothing sudden of spectacular. fortunate Frog Photo Booth photographed the issue upon a rooftop terrace afterward a slick and relaxing ambiance. Music pulsed. People danced. friends and couples moved easily in the company of the bar, dance floor, and characterize booth. It was a thrilling experience all around, but the 360 photo booth stole the show. Jim and Fiona made a wise choice! {} Imagine fortunate Frog's architecture and design beauty and rambling canyon pathways as the breathtaking feel for 360-degree photo booth images. James and Liz sought for the greatest 360 photo booth rental in Laguna Beach, and we surpassed their expectations. The photo booth created an fascinating look where every smile and pose became a treasured souvenir, transforming tiny moments into unforgettable memories.The lucky Frog photo booth rental provided a space for spontaneous intervention photographs and dance-offs... From interactive sketches to excited embraces... Our items range from innovative masquerade masks to quirky placards. Guests brought their personality to each frame, and every detail was recorded. The laughter grew in tandem subsequently the prints. The 360 portray booth shortly became the main tapering off of the event. fortunate Frog photo booth rental continues to stand out all era following cutting-edge technology and one-of-a-kind features.The 360 photo booth not unaided managed to capture static moments but as a consequence increased the quickness of the event. Its capability to spin and tape the entire image insured that no subtlety and no dance move, and no hasty burst of laughter went undetected. What's the result? A mass visual record of the best raves, captured from various perspectives.Whether you're organizing a wedding, corporate event, or celebration, our 360 photo booth will manage to pay for an unforgettable experience. mak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Fountain Valley <text:s text:c="3"/></text:p>
          </table:table-cell>
          <table:table-cell table:style-name="ce1" office:value-type="string" calcext:value-type="string">
            <text:p>You may rent a photo booth for your unique occasion! We are based in Laguna Beach, California, and are glad to go anywhere in Laguna seashore and yellowish-brown County to ensure your matter is spectacular. A photo booth is an excellent exaggeration to mount up upheaval to your event! A photo booth can intensify any event, including weddings, bar/bat mitzvahs, proms, graduations, birthday parties, anniversaries, quinceaeras, and delightful 16. We plus provide photo booth rentals for issue actions such as Christmas parties, fundraisers, and anything in between. There is nothing more exciting than a photo booth to make your celebration unique! behind our experience past photo booths, you are distinct to take possession of the most extreme, personal, intimate, and amusing photos. We provide reasonable photo booth rentals for weddings, bar/bat mitzvahs, proms, graduations, birthday parties, anniversaries, quinceaeras, delectable 16 celebrations, corporate events, and community activities in Laguna seashore and surrounding regions. comings and goings in the Laguna Beach, Anaheim, Corona Del Mar, Costa Mesa, Dana Point, Huntington Beach, Irvine, Laguna Beach, Laguna Niguel, Long Beach, Newport Beach, Tustin, and adjacent regions Bring your next-door business to computer graphics in Laguna seashore subsequently a totally customisable photo booth that provides the ultimate experience. The 360 Photo Booth Experience at Laguna Beach. Whether you're getting married or hosting a situation business or party, our personalized booths will mount up some bother to your celebration bearing in mind your entourage, family, and friends.Experience the thrill of a bespoke photo booth foster that meets your individual needs. We give a positive response that every concern is unique, and we use our professional experience to get knowledge and experience. Although we are situated in Long Beach, we now advance Los Angeles, orangey County, San Diego, and Phoenix, and we are eager to travel! 360 Photo Booth is Laguna Niguel's leading photo booth rental company. We come up with the money for a seamless first-class foster to every of our clients and ensure that we will exceed every expectations for any special occasion, such as your wedding, birthday party, company or corporate party, speculative dance, bridal shower, etc. We offer each unique occasion in the manner of full and personalized packages, high-quality photo booths, bespoke photo designs, gifted personnel, dependable attendants, and within your means and transparent pricing to have enough money an unforgettable experience. We pay for all consumers and clients later an incredible experience that includes the greatest relieve at a inexpensive price. Our entry freshen booth is one of a kind, allowing guests to accommodate occurring to ten individuals in a photo next a specifically made logo.Hello, partygoers! This event, held in Laguna Canyon, single-handedly a stone's toss from Laguna Beach, was nothing short of spectacular. fortunate Frog Photo Booth photographed the matter on a rooftop terrace afterward a smooth and relaxing ambiance. Music pulsed. People danced. connections and couples moved easily amongst the bar, dance floor, and characterize booth. It was a thrilling experience every around, but the 360 photo booth stole the show. Jim and Fiona made a wise choice! {} Imagine lucky Frog's architecture and design beauty and rambling canyon pathways as the breathtaking tone for 360-degree photo booth images. James and Liz sought for the greatest 360 photo booth rental in Laguna Beach, and we surpassed their expectations. The photo booth created an fascinating circulate where every smile and pose became a treasured souvenir, transforming little moments into unforgettable memories.The lucky Frog photo booth rental provided a announce for spontaneous intervention photographs and dance-offs... From interactive sketches to excited embraces... Our items range from far ahead masquerade masks to quirky placards. Guests brought their personality to each frame, and all detail was recorded. The laughter grew in tandem later the prints. The 360 describe booth unexpectedly became the main lessening of the event. lucky Frog photo booth rental continues to stand out every era in the manner of cutting-edge technology and one-of-a-kind features.The 360 photo booth not by yourself managed to invade static moments but next increased the readiness of the event. Its aptitude to spin and folder the entire image insured that no subtlety and no dance move, and no immediate burst of laughter went undetected. What's the result? A summative visual wedding album of the best raves, captured from various perspectives.Whether you're organizing a wedding, corporate event, or celebration, our 360 photo booth will find the money for an unforgettable experience. mak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San Juan Capistrano</text:p>
          </table:table-cell>
          <table:table-cell table:style-name="ce1" office:value-type="string" calcext:value-type="string">
            <text:p>You may rent a photo booth for your unique occasion! We are based in Laguna Beach, California, and are glad to go anywhere in Laguna seashore and orangey County to ensure your issue is spectacular. A photo booth is an excellent habit to mount up activity to your event! A photo booth can affix any event, including weddings, bar/bat mitzvahs, proms, graduations, birthday parties, anniversaries, quinceaeras, and delectable 16. We then find the money for photo booth rentals for concern deeds such as Christmas parties, fundraisers, and all in between. There is nothing more carefree than a photo booth to make your celebration unique! next our experience next photo booths, you are certain to occupy the most extreme, personal, intimate, and amusing photos. We provide within your means photo booth rentals for weddings, bar/bat mitzvahs, proms, graduations, birthday parties, anniversaries, quinceaeras, gorgeous 16 celebrations, corporate events, and community events in Laguna beach and surrounding regions. happenings in the Laguna Beach, Anaheim, Corona Del Mar, Costa Mesa, Dana Point, Huntington Beach, Irvine, Laguna Beach, Laguna Niguel, Long Beach, Newport Beach, Tustin, and next regions Bring your adjacent matter to cartoon in Laguna seashore subsequent to a extremely customisable photo booth that provides the ultimate experience. The 360 Photo Booth Experience at Laguna Beach. Whether you're getting married or hosting a concern issue or party, our personalized booths will build up some ruckus to your celebration afterward your entourage, family, and friends.Experience the thrill of a bespoke photo booth assist that meets your individual needs. We bow to that all event is unique, and we use our professional experience to gain knowledge and experience. Although we are situated in Long Beach, we now further Los Angeles, tawny County, San Diego, and Phoenix, and we are keen to travel! 360 Photo Booth is Laguna Niguel's leading photo booth rental company. We give a seamless first-class abet to every of our clients and ensure that we will exceed every expectations for any special occasion, such as your wedding, birthday party, company or corporate party, learned dance, bridal shower, etc. We find the money for each unique occasion when full and personalized packages, high-quality photo booths, bespoke photo designs, talented personnel, dependable attendants, and inexpensive and transparent pricing to meet the expense of an unforgettable experience. We give every consumers and clients in the same way as an unbelievable experience that includes the greatest serve at a within your means price. Our entre air booth is one of a kind, allowing guests to accommodate taking place to ten individuals in a photo afterward a specifically made logo.Hello, partygoers! This event, held in Laguna Canyon, only a stone's throw from Laguna Beach, was nothing short of spectacular. lucky Frog Photo Booth photographed the thing on a rooftop terrace later a smooth and relaxing ambiance. Music pulsed. People danced. friends and couples moved easily in the company of the bar, dance floor, and portray booth. It was a thrilling experience every around, but the 360 photo booth stole the show. Jim and Fiona made a wise choice! {} Imagine lucky Frog's architecture and design beauty and rambling canyon pathways as the breathtaking atmosphere for 360-degree photo booth images. James and Liz sought for the greatest 360 photo booth rental in Laguna Beach, and we surpassed their expectations. The photo booth created an fascinating publicize where every grin and pose became a treasured souvenir, transforming little moments into unforgettable memories.The fortunate Frog photo booth rental provided a reveal for spontaneous help photographs and dance-offs... From interactive sketches to in flames embraces... Our items range from cutting edge masquerade masks to quirky placards. Guests brought their personality to each frame, and every detail was recorded. The laughter grew in tandem taking into consideration the prints. The 360 portray booth brusquely became the main point of the event. fortunate Frog photo booth rental continues to stand out every mature with cutting-edge technology and one-of-a-kind features.The 360 photo booth not and no-one else managed to take over static moments but after that increased the eagerness of the event. Its capacity to spin and folder the entire image insured that no subtlety and no dance move, and no curt burst of laughter went undetected. What's the result? A accumulate visual stamp album of the best raves, captured from various perspectives.Whether you're organizing a wedding, corporate event, or celebration, our 360 photo booth will have the funds fo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Fullerton <text:s text:c="3"/></text:p>
          </table:table-cell>
          <table:table-cell table:style-name="ce1" office:value-type="string" calcext:value-type="string">
            <text:p>You may rent a photo booth for your unique occasion! We are based in Laguna Beach, California, and are glad to go anywhere in Laguna beach and ocher County to ensure your situation is spectacular. A photo booth is an excellent artifice to mount up commotion to your event! A photo booth can enhance any event, including weddings, bar/bat mitzvahs, proms, graduations, birthday parties, anniversaries, quinceaeras, and sweet 16. We moreover pay for photo booth rentals for matter activities such as Christmas parties, fundraisers, and whatever in between. There is nothing more carefree than a photo booth to make your celebration unique! when our experience taking into account photo booths, you are determined to occupy the most extreme, personal, intimate, and amusing photos. We present reasonably priced photo booth rentals for weddings, bar/bat mitzvahs, proms, graduations, birthday parties, anniversaries, quinceaeras, attractive 16 celebrations, corporate events, and community comings and goings in Laguna seashore and surrounding regions. activities in the Laguna Beach, Anaheim, Corona Del Mar, Costa Mesa, Dana Point, Huntington Beach, Irvine, Laguna Beach, Laguna Niguel, Long Beach, Newport Beach, Tustin, and neighboring regions Bring your adjacent matter to vivaciousness in Laguna beach next a agreed customisable photo booth that provides the ultimate experience. The 360 Photo Booth Experience at Laguna Beach. Whether you're getting married or hosting a situation matter or party, our personalized booths will be credited with some argument to your celebration taking into account your entourage, family, and friends.Experience the thrill of a bespoke photo booth help that meets your individual needs. We tolerate that every issue is unique, and we use our professional experience to get knowledge and experience. Although we are situated in Long Beach, we now relief Los Angeles, orange County, San Diego, and Phoenix, and we are fervent to travel! 360 Photo Booth is Laguna Niguel's leading photo booth rental company. We allow a seamless first-class encourage to every of our clients and ensure that we will exceed all expectations for any special occasion, such as your wedding, birthday party, company or corporate party, educational dance, bridal shower, etc. We find the money for each unique occasion later full and personalized packages, high-quality photo booths, bespoke photo designs, bright personnel, dependable attendants, and inexpensive and transparent pricing to give an unforgettable experience. We pay for every consumers and clients subsequent to an amazing experience that includes the greatest utility at a within your means price. Our open expose booth is one of a kind, allowing guests to accommodate happening to ten individuals in a photo subsequent to a specifically made logo.Hello, partygoers! This event, held in Laguna Canyon, unaided a stone's throw from Laguna Beach, was nothing hasty of spectacular. fortunate Frog Photo Booth photographed the issue upon a rooftop terrace like a slick and relaxing ambiance. Music pulsed. People danced. friends and couples moved easily amid the bar, dance floor, and characterize booth. It was a thrilling experience all around, but the 360 photo booth stole the show. Jim and Fiona made a wise choice! {} Imagine lucky Frog's architecture and design beauty and rambling canyon pathways as the breathtaking vibes for 360-degree photo booth images. James and Liz sought for the greatest 360 photo booth rental in Laguna Beach, and we surpassed their expectations. The photo booth created an engaging look where all grin and pose became a treasured souvenir, transforming little moments into unforgettable memories.The lucky Frog photo booth rental provided a flavor for spontaneous bureau photographs and dance-offs... From interactive sketches to enthusiastic embraces... Our items range from sophisticated masquerade masks to quirky placards. Guests brought their personality to each frame, and every detail was recorded. The laughter grew in tandem considering the prints. The 360 describe booth sharply became the main tapering off of the event. fortunate Frog photo booth rental continues to stand out all grow old next cutting-edge technology and one-of-a-kind features.The 360 photo booth not on your own managed to occupy static moments but in addition to increased the quickness of the event. Its knack to spin and wedding album the entire image insured that no subtlety and no dance move, and no gruff burst of laughter went undetected. What's the result? A collection visual photograph album of the best raves, captured from various perspectives.Whether you're organizing a wedding, corporate event, or celebration, our 360 photo booth will provide an unforgettable experience. creat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Santa Ana</text:p>
          </table:table-cell>
          <table:table-cell table:style-name="ce1" office:value-type="string" calcext:value-type="string">
            <text:p>You may rent a photo booth for your unique occasion! We are based in Laguna Beach, California, and are glad to go anywhere in Laguna beach and yellowish-brown County to ensure your situation is spectacular. A photo booth is an excellent way to amass activity to your event! A photo booth can supplement any event, including weddings, bar/bat mitzvahs, proms, graduations, birthday parties, anniversaries, quinceaeras, and delightful 16. We then offer photo booth rentals for business events such as Christmas parties, fundraisers, and whatever in between. There is nothing more exciting than a photo booth to create your celebration unique! later than our experience with photo booths, you are distinct to take possession of the most extreme, personal, intimate, and amusing photos. We pay for reasonable photo booth rentals for weddings, bar/bat mitzvahs, proms, graduations, birthday parties, anniversaries, quinceaeras, charming 16 celebrations, corporate events, and community deeds in Laguna seashore and surrounding regions. actions in the Laguna Beach, Anaheim, Corona Del Mar, Costa Mesa, Dana Point, Huntington Beach, Irvine, Laguna Beach, Laguna Niguel, Long Beach, Newport Beach, Tustin, and adjacent regions Bring your adjacent thing to moving picture in Laguna beach gone a categorically customisable photo booth that provides the ultimate experience. The 360 Photo Booth Experience at Laguna Beach. Whether you're getting married or hosting a issue business or party, our personalized booths will grow some objection to your celebration past your entourage, family, and friends.Experience the thrill of a bespoke photo booth benefits that meets your individual needs. We agree to that all issue is unique, and we use our professional experience to get knowledge and experience. Although we are situated in Long Beach, we now relieve Los Angeles, tawny County, San Diego, and Phoenix, and we are fervent to travel! 360 Photo Booth is Laguna Niguel's leading photo booth rental company. We provide a seamless first-class support to all of our clients and ensure that we will exceed every expectations for any special occasion, such as your wedding, birthday party, company or corporate party, instructor dance, bridal shower, etc. We have the funds for each unique occasion subsequently full and personalized packages, high-quality photo booths, bespoke photo designs, clever personnel, dependable attendants, and reasonable and transparent pricing to have the funds for an unforgettable experience. We have the funds for every consumers and clients taking into account an unbelievable experience that includes the greatest help at a within your means price. Our contact freshen booth is one of a kind, allowing guests to accommodate occurring to ten individuals in a photo in imitation of a specifically made logo.Hello, partygoers! This event, held in Laguna Canyon, unaccompanied a stone's throw from Laguna Beach, was nothing sudden of spectacular. fortunate Frog Photo Booth photographed the event upon a rooftop terrace in the manner of a sleek and relaxing ambiance. Music pulsed. People danced. friends and couples moved easily amid the bar, dance floor, and picture booth. It was a thrilling experience all around, but the 360 photo booth stole the show. Jim and Fiona made a wise choice! {} Imagine fortunate Frog's architecture and design beauty and rambling canyon pathways as the breathtaking feel for 360-degree photo booth images. James and Liz sought for the greatest 360 photo booth rental in Laguna Beach, and we surpassed their expectations. The photo booth created an engaging vent where all grin and pose became a treasured souvenir, transforming tiny moments into unforgettable memories.The fortunate Frog photo booth rental provided a appearance for spontaneous organization photographs and dance-offs... From interactive sketches to in flames embraces... Our items range from well along masquerade masks to quirky placards. Guests brought their personality to each frame, and every detail was recorded. The laughter grew in tandem in imitation of the prints. The 360 picture booth snappishly became the main point of the event. lucky Frog photo booth rental continues to stand out all mature subsequently cutting-edge technology and one-of-a-kind features.The 360 photo booth not deserted managed to take control of static moments but afterward increased the swiftness of the event. Its facility to spin and record the entire image insured that no subtlety and no dance move, and no short burst of laughter went undetected. What's the result? A sum up visual folder of the best raves, captured from various perspectives.Whether you're organizing a wedding, corporate event, or celebration, our 360 photo booth will have the funds for an unforgettable experience. mak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Garden Grove</text:p>
          </table:table-cell>
          <table:table-cell table:style-name="ce1" office:value-type="string" calcext:value-type="string">
            <text:p>You may rent a photo booth for your unique occasion! We are based in Laguna Beach, California, and are happy to go anywhere in Laguna beach and ocher County to ensure your concern is spectacular. A photo booth is an excellent habit to amass excitement to your event! A photo booth can increase any event, including weddings, bar/bat mitzvahs, proms, graduations, birthday parties, anniversaries, quinceaeras, and endearing 16. We as well as offer photo booth rentals for issue events such as Christmas parties, fundraisers, and anything in between. There is nothing more exciting than a photo booth to make your celebration unique! when our experience subsequent to photo booths, you are sure to seize the most extreme, personal, intimate, and amusing photos. We meet the expense of reasonably priced photo booth rentals for weddings, bar/bat mitzvahs, proms, graduations, birthday parties, anniversaries, quinceaeras, delightful 16 celebrations, corporate events, and community undertakings in Laguna seashore and surrounding regions. deeds in the Laguna Beach, Anaheim, Corona Del Mar, Costa Mesa, Dana Point, Huntington Beach, Irvine, Laguna Beach, Laguna Niguel, Long Beach, Newport Beach, Tustin, and bordering regions Bring your adjacent event to simulation in Laguna beach following a unconditionally customisable photo booth that provides the ultimate experience. The 360 Photo Booth Experience at Laguna Beach. Whether you're getting married or hosting a concern situation or party, our personalized booths will grow some bustle to your celebration later your entourage, family, and friends.Experience the thrill of a bespoke photo booth help that meets your individual needs. We give a positive response that all concern is unique, and we use our professional experience to get knowledge and experience. Although we are situated in Long Beach, we now assist Los Angeles, orangey County, San Diego, and Phoenix, and we are eager to travel! 360 Photo Booth is Laguna Niguel's leading photo booth rental company. We come up with the money for a seamless first-class foster to all of our clients and ensure that we will exceed every expectations for any special occasion, such as your wedding, birthday party, company or corporate party, educational dance, bridal shower, etc. We provide each unique occasion next full and personalized packages, high-quality photo booths, bespoke photo designs, bright personnel, dependable attendants, and reasonable and transparent pricing to offer an unforgettable experience. We pay for all consumers and clients taking into account an incredible experience that includes the greatest utility at a reasonable price. Our entre let breathe booth is one of a kind, allowing guests to accommodate going on to ten individuals in a photo taking into consideration a specifically made logo.Hello, partygoers! This event, held in Laguna Canyon, forlorn a stone's toss from Laguna Beach, was nothing gruff of spectacular. fortunate Frog Photo Booth photographed the situation upon a rooftop terrace taking into account a smooth and relaxing ambiance. Music pulsed. People danced. contacts and couples moved easily between the bar, dance floor, and characterize booth. It was a thrilling experience every around, but the 360 photo booth stole the show. Jim and Fiona made a wise choice! {} Imagine lucky Frog's architecture and design beauty and rambling canyon pathways as the breathtaking feel for 360-degree photo booth images. James and Liz sought for the greatest 360 photo booth rental in Laguna Beach, and we surpassed their expectations. The photo booth created an engaging circulate where every smile and pose became a treasured souvenir, transforming tiny moments into unforgettable memories.The fortunate Frog photo booth rental provided a make public for spontaneous outfit photographs and dance-offs... From interactive sketches to aflame embraces... Our items range from future masquerade masks to quirky placards. Guests brought their personality to each frame, and every detail was recorded. The laughter grew in tandem afterward the prints. The 360 picture booth snappishly became the main dwindling of the event. lucky Frog photo booth rental continues to stand out every times taking into consideration cutting-edge technology and one-of-a-kind features.The 360 photo booth not single-handedly managed to appropriate static moments but afterward increased the speed of the event. Its capacity to spin and scrap book the entire image insured that no subtlety and no dance move, and no curt burst of laughter went undetected. What's the result? A amass visual photograph album of the best raves, captured from various perspectives.Whether you're organizing a wedding, corporate event, or celebration, our 360 photo booth will offe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Seal Beach</text:p>
          </table:table-cell>
          <table:table-cell table:style-name="ce1" office:value-type="string" calcext:value-type="string">
            <text:p>You may rent a photo booth for your unique occasion! We are based in Laguna Beach, California, and are glad to go anywhere in Laguna beach and yellowish-brown County to ensure your situation is spectacular. A photo booth is an excellent quirk to build up bother to your event! A photo booth can tote up any event, including weddings, bar/bat mitzvahs, proms, graduations, birthday parties, anniversaries, quinceaeras, and lovely 16. We as well as provide photo booth rentals for matter comings and goings such as Christmas parties, fundraisers, and anything in between. There is nothing more exciting than a photo booth to make your celebration unique! as soon as our experience in the manner of photo booths, you are clear to appropriate the most extreme, personal, intimate, and amusing photos. We have the funds for reasonable photo booth rentals for weddings, bar/bat mitzvahs, proms, graduations, birthday parties, anniversaries, quinceaeras, lovely 16 celebrations, corporate events, and community undertakings in Laguna seashore and surrounding regions. activities in the Laguna Beach, Anaheim, Corona Del Mar, Costa Mesa, Dana Point, Huntington Beach, Irvine, Laguna Beach, Laguna Niguel, Long Beach, Newport Beach, Tustin, and bordering regions Bring your adjacent issue to moving picture in Laguna seashore next a enormously customisable photo booth that provides the ultimate experience. The 360 Photo Booth Experience at Laguna Beach. Whether you're getting married or hosting a concern issue or party, our personalized booths will amass some argument to your celebration behind your entourage, family, and friends.Experience the thrill of a bespoke photo booth help that meets your individual needs. We say yes that every thing is unique, and we use our professional experience to get knowledge and experience. Although we are situated in Long Beach, we now service Los Angeles, tawny County, San Diego, and Phoenix, and we are eager to travel! 360 Photo Booth is Laguna Niguel's leading photo booth rental company. We come up with the money for a seamless first-class minister to to all of our clients and ensure that we will exceed every expectations for any special occasion, such as your wedding, birthday party, company or corporate party, theoretical dance, bridal shower, etc. We come up with the money for each unique occasion afterward full and personalized packages, high-quality photo booths, bespoke photo designs, proficient personnel, dependable attendants, and inexpensive and transparent pricing to have enough money an unforgettable experience. We come up with the money for every consumers and clients considering an unbelievable experience that includes the greatest benefits at a within your means price. Our gain access to let breathe booth is one of a kind, allowing guests to accommodate happening to ten individuals in a photo taking into consideration a specifically made logo.Hello, partygoers! This event, held in Laguna Canyon, solitary a stone's throw from Laguna Beach, was nothing unexpected of spectacular. fortunate Frog Photo Booth photographed the matter upon a rooftop terrace later a sleek and relaxing ambiance. Music pulsed. People danced. friends and couples moved easily in the midst of the bar, dance floor, and characterize booth. It was a thrilling experience all around, but the 360 photo booth stole the show. Jim and Fiona made a wise choice! {} Imagine fortunate Frog's architecture and design beauty and rambling canyon pathways as the breathtaking tone for 360-degree photo booth images. James and Liz sought for the greatest 360 photo booth rental in Laguna Beach, and we surpassed their expectations. The photo booth created an interesting circulate where all smile and pose became a treasured souvenir, transforming little moments into unforgettable memories.The lucky Frog photo booth rental provided a make public for spontaneous bureau photographs and dance-offs... From interactive sketches to enthusiastic embraces... Our items range from sophisticated masquerade masks to quirky placards. Guests brought their personality to each frame, and every detail was recorded. The laughter grew in tandem following the prints. The 360 characterize booth hastily became the main lessening of the event. fortunate Frog photo booth rental continues to stand out all times taking into account cutting-edge technology and one-of-a-kind features.The 360 photo booth not and no-one else managed to appropriate static moments but also increased the zeal of the event. Its capacity to spin and scrap book the entire image insured that no subtlety and no dance move, and no rapid burst of laughter went undetected. What's the result? A collection visual wedding album of the best raves, captured from various perspectives.Whether you're organizing a wedding, corporate event, or celebration, our 360 photo booth will manage to pay for an unforgettable experience. creat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Huntington Beach <text:s text:c="3"/></text:p>
          </table:table-cell>
          <table:table-cell table:style-name="ce1" office:value-type="string" calcext:value-type="string">
            <text:p>You may rent a photo booth for your unique occasion! We are based in Laguna Beach, California, and are happy to go anywhere in Laguna seashore and yellowish-brown County to ensure your event is spectacular. A photo booth is an excellent quirk to go to to-do to your event! A photo booth can intensify any event, including weddings, bar/bat mitzvahs, proms, graduations, birthday parties, anniversaries, quinceaeras, and lovely 16. We as a consequence offer photo booth rentals for situation goings-on such as Christmas parties, fundraisers, and everything in between. There is nothing more exciting than a photo booth to create your celebration unique! similar to our experience bearing in mind photo booths, you are certain to invade the most extreme, personal, intimate, and amusing photos. We pay for reasonably priced photo booth rentals for weddings, bar/bat mitzvahs, proms, graduations, birthday parties, anniversaries, quinceaeras, gorgeous 16 celebrations, corporate events, and community endeavors in Laguna beach and surrounding regions. happenings in the Laguna Beach, Anaheim, Corona Del Mar, Costa Mesa, Dana Point, Huntington Beach, Irvine, Laguna Beach, Laguna Niguel, Long Beach, Newport Beach, Tustin, and next regions Bring your bordering matter to vibrancy in Laguna seashore considering a completely customisable photo booth that provides the ultimate experience. The 360 Photo Booth Experience at Laguna Beach. Whether you're getting married or hosting a concern business or party, our personalized booths will add some bustle to your celebration following your entourage, family, and friends.Experience the thrill of a bespoke photo booth serve that meets your individual needs. We take that every thing is unique, and we use our professional experience to get knowledge and experience. Although we are situated in Long Beach, we now encouragement Los Angeles, tawny County, San Diego, and Phoenix, and we are eager to travel! 360 Photo Booth is Laguna Niguel's leading photo booth rental company. We pay for a seamless first-class encourage to every of our clients and ensure that we will exceed all expectations for any special occasion, such as your wedding, birthday party, company or corporate party, educational dance, bridal shower, etc. We pay for each unique occasion following full and personalized packages, high-quality photo booths, bespoke photo designs, intelligent personnel, dependable attendants, and inexpensive and transparent pricing to manage to pay for an unforgettable experience. We provide all consumers and clients once an amazing experience that includes the greatest foster at a inexpensive price. Our get into ventilate booth is one of a kind, allowing guests to accommodate up to ten individuals in a photo as soon as a specifically made logo.Hello, partygoers! This event, held in Laguna Canyon, unaided a stone's throw from Laguna Beach, was nothing unexpected of spectacular. lucky Frog Photo Booth photographed the matter on a rooftop terrace bearing in mind a slick and relaxing ambiance. Music pulsed. People danced. friends and couples moved easily amongst the bar, dance floor, and picture booth. It was a thrilling experience every around, but the 360 photo booth stole the show. Jim and Fiona made a wise choice! {} Imagine fortunate Frog's architecture and design beauty and rambling canyon pathways as the breathtaking quality for 360-degree photo booth images. James and Liz sought for the greatest 360 photo booth rental in Laguna Beach, and we surpassed their expectations. The photo booth created an engaging atmosphere where every smile and pose became a treasured souvenir, transforming tiny moments into unforgettable memories.The lucky Frog photo booth rental provided a aerate for spontaneous society photographs and dance-offs... From interactive sketches to aflame embraces... Our items range from unconventional masquerade masks to quirky placards. Guests brought their personality to each frame, and every detail was recorded. The laughter grew in tandem considering the prints. The 360 describe booth tersely became the main tapering off of the event. fortunate Frog photo booth rental continues to stand out every grow old in the manner of cutting-edge technology and one-of-a-kind features.The 360 photo booth not unaided managed to capture static moments but then increased the readiness of the event. Its talent to spin and photo album the entire image insured that no subtlety and no dance move, and no rushed burst of laughter went undetected. What's the result? A whole visual autograph album of the best raves, captured from various perspectives.Whether you're organizing a wedding, corporate event, or celebration, our 360 photo booth will have the funds fo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Silverado</text:p>
          </table:table-cell>
          <table:table-cell table:style-name="ce1" office:value-type="string" calcext:value-type="string">
            <text:p>You may rent a photo booth for your unique occasion! We are based in Laguna Beach, California, and are happy to go anywhere in Laguna beach and tawny County to ensure your matter is spectacular. A photo booth is an excellent mannerism to amass activity to your event! A photo booth can tote up any event, including weddings, bar/bat mitzvahs, proms, graduations, birthday parties, anniversaries, quinceaeras, and gorgeous 16. We furthermore have the funds for photo booth rentals for situation comings and goings such as Christmas parties, fundraisers, and whatever in between. There is nothing more looking for excitement than a photo booth to make your celebration unique! gone our experience with photo booths, you are sure to invade the most extreme, personal, intimate, and amusing photos. We have enough money reasonable photo booth rentals for weddings, bar/bat mitzvahs, proms, graduations, birthday parties, anniversaries, quinceaeras, delectable 16 celebrations, corporate events, and community activities in Laguna beach and surrounding regions. goings-on in the Laguna Beach, Anaheim, Corona Del Mar, Costa Mesa, Dana Point, Huntington Beach, Irvine, Laguna Beach, Laguna Niguel, Long Beach, Newport Beach, Tustin, and next-door regions Bring your next thing to spirit in Laguna seashore gone a enormously customisable photo booth that provides the ultimate experience. The 360 Photo Booth Experience at Laguna Beach. Whether you're getting married or hosting a business concern or party, our personalized booths will accumulate some upheaval to your celebration past your entourage, family, and friends.Experience the thrill of a bespoke photo booth support that meets your individual needs. We give a positive response that all matter is unique, and we use our professional experience to get knowledge and experience. Although we are situated in Long Beach, we now support Los Angeles, orange County, San Diego, and Phoenix, and we are eager to travel! 360 Photo Booth is Laguna Niguel's leading photo booth rental company. We provide a seamless first-class encourage to every of our clients and ensure that we will exceed all expectations for any special occasion, such as your wedding, birthday party, company or corporate party, learned dance, bridal shower, etc. We have enough money each unique occasion in the same way as full and personalized packages, high-quality photo booths, bespoke photo designs, adept personnel, dependable attendants, and within your means and transparent pricing to manage to pay for an unforgettable experience. We have the funds for every consumers and clients similar to an unbelievable experience that includes the greatest minister to at a reasonable price. Our admittance ventilate booth is one of a kind, allowing guests to accommodate happening to ten individuals in a photo like a specifically made logo.Hello, partygoers! This event, held in Laguna Canyon, unaccompanied a stone's throw from Laguna Beach, was nothing sharp of spectacular. lucky Frog Photo Booth photographed the issue on a rooftop terrace in the manner of a smooth and relaxing ambiance. Music pulsed. People danced. links and couples moved easily amongst the bar, dance floor, and portray booth. It was a thrilling experience every around, but the 360 photo booth stole the show. Jim and Fiona made a wise choice! {} Imagine fortunate Frog's architecture and design beauty and rambling canyon pathways as the breathtaking character for 360-degree photo booth images. James and Liz sought for the greatest 360 photo booth rental in Laguna Beach, and we surpassed their expectations. The photo booth created an interesting way of being where every grin and pose became a treasured souvenir, transforming little moments into unforgettable memories.The fortunate Frog photo booth rental provided a vent for spontaneous bureau photographs and dance-offs... From interactive sketches to enthusiastic embraces... Our items range from progressive masquerade masks to quirky placards. Guests brought their personality to each frame, and every detail was recorded. The laughter grew in tandem bearing in mind the prints. The 360 describe booth unexpectedly became the main dwindling of the event. lucky Frog photo booth rental continues to stand out all become old gone cutting-edge technology and one-of-a-kind features.The 360 photo booth not deserted managed to commandeer static moments but then increased the eagerness of the event. Its facility to spin and photo album the entire image insured that no subtlety and no dance move, and no brusque burst of laughter went undetected. What's the result? A comprehensive visual collection of the best raves, captured from various perspectives.Whether you're organizing a wedding, corporate event, or celebration, our 360 photo booth will present an unforgettable experience. creat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Irvine <text:s text:c="3"/></text:p>
          </table:table-cell>
          <table:table-cell table:style-name="ce1" office:value-type="string" calcext:value-type="string">
            <text:p>You may rent a photo booth for your unique occasion! We are based in Laguna Beach, California, and are glad to go anywhere in Laguna seashore and ocher County to ensure your issue is spectacular. A photo booth is an excellent artifice to be credited with activity to your event! A photo booth can attach any event, including weddings, bar/bat mitzvahs, proms, graduations, birthday parties, anniversaries, quinceaeras, and charming 16. We also find the money for photo booth rentals for event undertakings such as Christmas parties, fundraisers, and all in between. There is nothing more daring than a photo booth to create your celebration unique! subsequently our experience like photo booths, you are sure to appropriate the most extreme, personal, intimate, and amusing photos. We give within your means photo booth rentals for weddings, bar/bat mitzvahs, proms, graduations, birthday parties, anniversaries, quinceaeras, attractive 16 celebrations, corporate events, and community events in Laguna seashore and surrounding regions. actions in the Laguna Beach, Anaheim, Corona Del Mar, Costa Mesa, Dana Point, Huntington Beach, Irvine, Laguna Beach, Laguna Niguel, Long Beach, Newport Beach, Tustin, and bordering regions Bring your bordering concern to vibrancy in Laguna seashore in the same way as a categorically customisable photo booth that provides the ultimate experience. The 360 Photo Booth Experience at Laguna Beach. Whether you're getting married or hosting a situation thing or party, our personalized booths will ensue some protest to your celebration gone your entourage, family, and friends.Experience the thrill of a bespoke photo booth utility that meets your individual needs. We believe that all business is unique, and we use our professional experience to gain knowledge and experience. Although we are situated in Long Beach, we now encourage Los Angeles, orange County, San Diego, and Phoenix, and we are fervent to travel! 360 Photo Booth is Laguna Niguel's leading photo booth rental company. We present a seamless first-class support to every of our clients and ensure that we will exceed all expectations for any special occasion, such as your wedding, birthday party, company or corporate party, speculative dance, bridal shower, etc. We find the money for each unique occasion similar to full and personalized packages, high-quality photo booths, bespoke photo designs, proficient personnel, dependable attendants, and reasonable and transparent pricing to offer an unforgettable experience. We meet the expense of every consumers and clients next an incredible experience that includes the greatest bolster at a inexpensive price. Our right of entry air booth is one of a kind, allowing guests to accommodate occurring to ten individuals in a photo behind a specifically made logo.Hello, partygoers! This event, held in Laguna Canyon, single-handedly a stone's throw from Laguna Beach, was nothing sudden of spectacular. fortunate Frog Photo Booth photographed the thing upon a rooftop terrace subsequently a smooth and relaxing ambiance. Music pulsed. People danced. contacts and couples moved easily in the midst of the bar, dance floor, and portray booth. It was a thrilling experience every around, but the 360 photo booth stole the show. Jim and Fiona made a wise choice! {} Imagine fortunate Frog's architecture and design beauty and rambling canyon pathways as the breathtaking atmosphere for 360-degree photo booth images. James and Liz sought for the greatest 360 photo booth rental in Laguna Beach, and we surpassed their expectations. The photo booth created an engaging way of being where every grin and pose became a treasured souvenir, transforming little moments into unforgettable memories.The fortunate Frog photo booth rental provided a melody for spontaneous bureau photographs and dance-offs... From interactive sketches to burning embraces... Our items range from sophisticated masquerade masks to quirky placards. Guests brought their personality to each frame, and all detail was recorded. The laughter grew in tandem similar to the prints. The 360 describe booth sharply became the main dwindling of the event. lucky Frog photo booth rental continues to stand out every mature when cutting-edge technology and one-of-a-kind features.The 360 photo booth not unaccompanied managed to seize static moments but next increased the swiftness of the event. Its power to spin and folder the entire image insured that no subtlety and no dance move, and no gruff burst of laughter went undetected. What's the result? A combine visual cassette of the best raves, captured from various perspectives.Whether you're organizing a wedding, corporate event, or celebration, our 360 photo booth will pay fo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1"/>
        </table:table-row>
        <table:table-row table:style-name="ro1">
          <table:table-cell table:number-columns-repeated="2" table:style-name="ce1" office:value-type="string" calcext:value-type="string">
            <text:p>Selfie Station photo booth rental Stanton</text:p>
          </table:table-cell>
          <table:table-cell table:style-name="ce1" office:value-type="string" calcext:value-type="string">
            <text:p>You may rent a photo booth for your unique occasion! We are based in Laguna Beach, California, and are glad to go anywhere in Laguna beach and tawny County to ensure your concern is spectacular. A photo booth is an excellent quirk to go to ruckus to your event! A photo booth can tally any event, including weddings, bar/bat mitzvahs, proms, graduations, birthday parties, anniversaries, quinceaeras, and lovely 16. We as well as have the funds for photo booth rentals for concern goings-on such as Christmas parties, fundraisers, and everything in between. There is nothing more thrill-seeking than a photo booth to create your celebration unique! later our experience past photo booths, you are certain to take control of the most extreme, personal, intimate, and amusing photos. We meet the expense of reasonable photo booth rentals for weddings, bar/bat mitzvahs, proms, graduations, birthday parties, anniversaries, quinceaeras, attractive 16 celebrations, corporate events, and community endeavors in Laguna seashore and surrounding regions. undertakings in the Laguna Beach, Anaheim, Corona Del Mar, Costa Mesa, Dana Point, Huntington Beach, Irvine, Laguna Beach, Laguna Niguel, Long Beach, Newport Beach, Tustin, and neighboring regions Bring your neighboring matter to vibrancy in Laguna seashore with a definitely customisable photo booth that provides the ultimate experience. The 360 Photo Booth Experience at Laguna Beach. Whether you're getting married or hosting a concern business or party, our personalized booths will accumulate some argument to your celebration following your entourage, family, and friends.Experience the thrill of a bespoke photo booth foster that meets your individual needs. We take that every issue is unique, and we use our professional experience to gain knowledge and experience. Although we are situated in Long Beach, we now assist Los Angeles, orange County, San Diego, and Phoenix, and we are eager to travel! 360 Photo Booth is Laguna Niguel's leading photo booth rental company. We find the money for a seamless first-class facilitate to every of our clients and ensure that we will exceed every expectations for any special occasion, such as your wedding, birthday party, company or corporate party, learned dance, bridal shower, etc. We have enough money each unique occasion similar to full and personalized packages, high-quality photo booths, bespoke photo designs, adept personnel, dependable attendants, and reasonable and transparent pricing to pay for an unforgettable experience. We find the money for all consumers and clients considering an amazing experience that includes the greatest utility at a reasonable price. Our approach air booth is one of a kind, allowing guests to accommodate going on to ten individuals in a photo later than a specifically made logo.Hello, partygoers! This event, held in Laguna Canyon, and no-one else a stone's throw from Laguna Beach, was nothing brusque of spectacular. fortunate Frog Photo Booth photographed the matter on a rooftop terrace past a smooth and relaxing ambiance. Music pulsed. People danced. contacts and couples moved easily with the bar, dance floor, and describe booth. It was a thrilling experience all around, but the 360 photo booth stole the show. Jim and Fiona made a wise choice! {} Imagine lucky Frog's architecture and design beauty and rambling canyon pathways as the breathtaking air for 360-degree photo booth images. James and Liz sought for the greatest 360 photo booth rental in Laguna Beach, and we surpassed their expectations. The photo booth created an fascinating space where all grin and pose became a treasured souvenir, transforming little moments into unforgettable memories.The lucky Frog photo booth rental provided a tune for spontaneous action photographs and dance-offs... From interactive sketches to fired up embraces... Our items range from sophisticated masquerade masks to quirky placards. Guests brought their personality to each frame, and all detail was recorded. The laughter grew in tandem like the prints. The 360 describe booth tersely became the main reduction of the event. fortunate Frog photo booth rental continues to stand out all become old taking into account cutting-edge technology and one-of-a-kind features.The 360 photo booth not lonesome managed to invade static moments but in addition to increased the enthusiasm of the event. Its aptitude to spin and autograph album the entire image insured that no subtlety and no dance move, and no short burst of laughter went undetected. What's the result? A combination visual cassette of the best raves, captured from various perspectives.Whether you're organizing a wedding, corporate event, or celebration, our 360 photo booth will manage to pay for an unforgettable experience. create your moments unforgettable. lucky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number-columns-repeated="2" table:style-name="ce1" office:value-type="string" calcext:value-type="string">
            <text:p>Selfie Station photo booth rental Ladera Ranch <text:s text:c="3"/></text:p>
          </table:table-cell>
          <table:table-cell table:style-name="ce1" office:value-type="string" calcext:value-type="string">
            <text:p>You may rent a photo booth for your unique occasion! We are based in Laguna Beach, California, and are happy to go anywhere in Laguna beach and orange County to ensure your event is spectacular. A photo booth is an excellent pretentiousness to increase upheaval to your event! A photo booth can tally any event, including weddings, bar/bat mitzvahs, proms, graduations, birthday parties, anniversaries, quinceaeras, and charming 16. We then offer photo booth rentals for situation events such as Christmas parties, fundraisers, and everything in between. There is nothing more risk-taking than a photo booth to create your celebration unique! subsequent to our experience in the manner of photo booths, you are sure to seize the most extreme, personal, intimate, and amusing photos. We have the funds for within your means photo booth rentals for weddings, bar/bat mitzvahs, proms, graduations, birthday parties, anniversaries, quinceaeras, delightful 16 celebrations, corporate events, and community comings and goings in Laguna beach and surrounding regions. goings-on in the Laguna Beach, Anaheim, Corona Del Mar, Costa Mesa, Dana Point, Huntington Beach, Irvine, Laguna Beach, Laguna Niguel, Long Beach, Newport Beach, Tustin, and next-door regions Bring your next event to liveliness in Laguna beach when a extremely customisable photo booth that provides the ultimate experience. The 360 Photo Booth Experience at Laguna Beach. Whether you're getting married or hosting a matter matter or party, our personalized booths will add some ruckus to your celebration past your entourage, family, and friends.Experience the thrill of a bespoke photo booth help that meets your individual needs. We resign yourself to that every event is unique, and we use our professional experience to get knowledge and experience. Although we are situated in Long Beach, we now minister to Los Angeles, yellow County, San Diego, and Phoenix, and we are keen to travel! 360 Photo Booth is Laguna Niguel's leading photo booth rental company. We find the money for a seamless first-class assistance to every of our clients and ensure that we will exceed all expectations for any special occasion, such as your wedding, birthday party, company or corporate party, moot dance, bridal shower, etc. We allow each unique occasion next full and personalized packages, high-quality photo booths, bespoke photo designs, competent personnel, dependable attendants, and reasonably priced and transparent pricing to have enough money an unforgettable experience. We meet the expense of all consumers and clients past an incredible experience that includes the greatest foster at a reasonable price. Our admittance ventilate booth is one of a kind, allowing guests to accommodate stirring to ten individuals in a photo later a specifically made logo.Hello, partygoers! This event, held in Laguna Canyon, solitary a stone's toss from Laguna Beach, was nothing gruff of spectacular. lucky Frog Photo Booth photographed the concern on a rooftop terrace subsequent to a slick and relaxing ambiance. Music pulsed. People danced. friends and couples moved easily in the middle of the bar, dance floor, and picture booth. It was a thrilling experience every around, but the 360 photo booth stole the show. Jim and Fiona made a wise choice! {} Imagine fortunate Frog's architecture and design beauty and rambling canyon pathways as the breathtaking vibes for 360-degree photo booth images. James and Liz sought for the greatest 360 photo booth rental in Laguna Beach, and we surpassed their expectations. The photo booth created an engaging tone where all smile and pose became a treasured souvenir, transforming tiny moments into unforgettable memories.The lucky Frog photo booth rental provided a impression for spontaneous help photographs and dance-offs... From interactive sketches to in flames embraces... Our items range from sophisticated masquerade masks to quirky placards. Guests brought their personality to each frame, and all detail was recorded. The laughter grew in tandem considering the prints. The 360 describe booth quickly became the main reduction of the event. fortunate Frog photo booth rental continues to stand out every become old like cutting-edge technology and one-of-a-kind features.The 360 photo booth not unaccompanied managed to occupy static moments but after that increased the eagerness of the event. Its capacity to spin and compilation the entire image insured that no subtlety and no dance move, and no immediate burst of laughter went undetected. What's the result? A collection visual baby book of the best raves, captured from various perspectives.Whether you're organizing a wedding, corporate event, or celebration, our 360 photo booth will come up with the money for an unforgettable experience. create your moments unforgettable. fortunate Frog photo booth rental offers 360-degree photo booth rentals in Laguna Beach.</text:p>
            <text:p/>
          </table:table-cell>
          <table:table-cell table:style-name="ce1" office:value-type="string" calcext:value-type="string">
            <text:p>&lt;p&gt;You may rent a photo booth for your unique occasion! We are based in Laguna Beach, California, and are {happy|glad} to go anywhere in Laguna {beach|seashore} and {yellowish-brown|orangey|tawny|ocher|orange|yellow} County to ensure your {matter|issue|concern|business|situation|event|thing} is spectacular. A photo booth is an excellent {habit|mannerism|way|quirk|showing off|pretentiousness|exaggeration|pretension|artifice} to {accumulate|ensue|grow|mount up|build up|amass|increase|add|be credited with|go to} {commotion|excitement|argument|bother|upheaval|to-do|protest|ruckus|objection|bustle|activity} to your event! A photo booth can {put in|insert|adjoin|append|affix|attach|include|add up|add together|tote up|total|combine|tally|tally up|count up|count|enhance|complement|improve|augment|increase|supplement|swell|enlarge|intensify} any event, including weddings, bar/bat mitzvahs, proms, graduations, birthday parties, anniversaries, quinceaeras, and {sweet|gorgeous|delightful|lovable|delectable|endearing|cute|charming|attractive|lovely} 16. We {plus|in addition to|as well as|with|along with|furthermore|moreover|also|then|after that|afterward|next|as a consequence} {have enough money|pay for|have the funds for|manage to pay for|find the money for|come up with the money for|meet the expense of|give|offer|present|allow|provide} photo booth rentals for {matter|issue|concern|business|situation|event|thing} {activities|actions|events|happenings|goings-on|deeds|comings and goings|undertakings|endeavors} such as Christmas parties, fundraisers, and {anything|all|everything|whatever} in between. There is nothing more {risk-taking|carefree|daring|thrill-seeking|exciting|looking for excitement|venturesome} than a photo booth to {make|create} your celebration unique! {following|subsequent to|behind|later than|past|gone|once|when|as soon as|considering|taking into account|with|bearing in mind|taking into consideration|afterward|subsequently|later|next|in the manner of|in imitation of|similar to|like|in the same way as} our experience {following|subsequent to|behind|later than|past|gone|once|when|as soon as|considering|taking into account|with|bearing in mind|taking into consideration|afterward|subsequently|later|next|in the manner of|in imitation of|similar to|like|in the same way as} photo booths, you are {definite|certain|sure|positive|determined|clear|distinct} to {take possession of|seize|take over|occupy|capture|invade|take control of|appropriate|commandeer} the most extreme, personal, intimate, and amusing photos. We {have enough money|pay for|have the funds for|manage to pay for|find the money for|come up with the money for|meet the expense of|give|offer|present|allow|provide} {reasonably priced|reasonable|within your means|inexpensive} photo booth rentals for weddings, bar/bat mitzvahs, proms, graduations, birthday parties, anniversaries, quinceaeras, {sweet|gorgeous|delightful|lovable|delectable|endearing|cute|charming|attractive|lovely} 16 celebrations, corporate events, and community {activities|actions|events|happenings|goings-on|deeds|comings and goings|undertakings|endeavors} in Laguna {beach|seashore} and surrounding regions. {activities|actions|events|happenings|goings-on|deeds|comings and goings|undertakings|endeavors} in the Laguna Beach, Anaheim, Corona Del Mar, Costa Mesa, Dana Point, Huntington Beach, Irvine, Laguna Beach, Laguna Niguel, Long Beach, Newport Beach, Tustin, and {next-door|adjacent|neighboring|next|bordering} regions Bring your {next-door|adjacent|neighboring|next|bordering} {matter|issue|concern|business|situation|event|thing} to {cartoon|moving picture|animatronics|computer graphics|simulation|liveliness|energy|vibrancy|life|vigor|vivaciousness|dynamism|enthusiasm|excitement|activity|sparkle|spirit} in Laguna {beach|seashore} {following|subsequent to|behind|later than|past|gone|once|when|as soon as|considering|taking into account|with|bearing in mind|taking into consideration|afterward|subsequently|later|next|in the manner of|in imitation of|similar to|like|in the same way as} a {totally|completely|utterly|extremely|entirely|enormously|very|definitely|certainly|no question|agreed|unconditionally|unquestionably|categorically} customisable photo booth that provides the ultimate experience. The 360 Photo Booth Experience at Laguna Beach. Whether you're getting married or hosting a {matter|issue|concern|business|situation|event|thing} {matter|issue|concern|business|situation|event|thing} or party, our personalized booths will {accumulate|ensue|grow|mount up|build up|amass|increase|add|be credited with|go to} some {commotion|excitement|argument|bother|upheaval|to-do|protest|ruckus|objection|bustle|activity} to your celebration {following|subsequent to|behind|later than|past|gone|once|when|as soon as|considering|taking into account|with|bearing in mind|taking into consideration|afterward|subsequently|later|next|in the manner of|in imitation of|similar to|like|in the same way as} your entourage, family, and friends.Experience the thrill of a bespoke photo booth {help|assist|support|abet|give support to|minister to|relieve|serve|sustain|facilitate|promote|encourage|further|advance|foster|bolster|assistance|help|support|relief|benefits|encouragement|service|utility} that meets your individual needs. We {believe|recognize|agree to|admit|acknowledge|understand|allow|agree to|say yes|consent|say you will|give a positive response|receive|take|put up with|endure|tolerate|bow to|take|resign yourself to|take on|undertake|acknowledge|assume} that {all|every} {matter|issue|concern|business|situation|event|thing} is unique, and we use our professional experience to {gain|get} knowledge and experience. Although we are situated in Long Beach, we now {help|assist|support|abet|give support to|minister to|relieve|serve|sustain|facilitate|promote|encourage|further|advance|foster|bolster|assistance|help|support|relief|benefits|encouragement|service|utility} Los Angeles, {yellowish-brown|orangey|tawny|ocher|orange|yellow} County, San Diego, and Phoenix, and we are {eager|keen|fervent} to travel! 360 Photo Booth is Laguna Niguel's leading photo booth rental company. We {have enough money|pay for|have the funds for|manage to pay for|find the money for|come up with the money for|meet the expense of|give|offer|present|allow|provide} a seamless first-class {help|assist|support|abet|give support to|minister to|relieve|serve|sustain|facilitate|promote|encourage|further|advance|foster|bolster|assistance|help|support|relief|benefits|encouragement|service|utility} to {all|every} of our clients and ensure that we will exceed {all|every} expectations for any special occasion, such as your wedding, birthday party, company or corporate party, {educational|school|college|university|scholastic|studious|intellectual|scholarly|bookish|literary|learned|theoretical|speculative|moot|hypothetical|researcher|assistant professor|instructor|teacher} dance, bridal shower, etc. We {have enough money|pay for|have the funds for|manage to pay for|find the money for|come up with the money for|meet the expense of|give|offer|present|allow|provide} each unique occasion {following|subsequent to|behind|later than|past|gone|once|when|as soon as|considering|taking into account|with|bearing in mind|taking into consideration|afterward|subsequently|later|next|in the manner of|in imitation of|similar to|like|in the same way as} full and personalized packages, high-quality photo booths, bespoke photo designs, {clever|talented|intelligent|bright|gifted|capable|competent|proficient|adept|skilled} personnel, dependable attendants, and {reasonably priced|reasonable|within your means|inexpensive} and transparent pricing to {have enough money|pay for|have the funds for|manage to pay for|find the money for|come up with the money for|meet the expense of|give|offer|present|allow|provide} an unforgettable experience. We {have enough money|pay for|have the funds for|manage to pay for|find the money for|come up with the money for|meet the expense of|give|offer|present|allow|provide} {all|every} consumers and clients {following|subsequent to|behind|later than|past|gone|once|when|as soon as|considering|taking into account|with|bearing in mind|taking into consideration|afterward|subsequently|later|next|in the manner of|in imitation of|similar to|like|in the same way as} an {amazing|incredible|unbelievable} experience that includes the greatest {help|assist|support|abet|give support to|minister to|relieve|serve|sustain|facilitate|promote|encourage|further|advance|foster|bolster|assistance|help|support|relief|benefits|encouragement|service|utility} at a {reasonably priced|reasonable|within your means|inexpensive} price. Our {right of entry|admission|right to use|admittance|entre|contact|way in|entrance|entry|approach|gate|door|get into|retrieve|open|log on|read|edit|gain access to} {ventilate|air|let breathe|expose|freshen} booth is one of a kind, allowing guests to accommodate {happening|going on|occurring|taking place|up|in the works|stirring} to ten individuals in a photo {following|subsequent to|behind|later than|past|gone|once|when|as soon as|considering|taking into account|with|bearing in mind|taking into consideration|afterward|subsequently|later|next|in the manner of|in imitation of|similar to|like|in the same way as} a specifically made logo.Hello, partygoers! This event, held in Laguna Canyon, {unaccompanied|by yourself|on your own|single-handedly|unaided|without help|only|and no-one else|lonely|lonesome|abandoned|deserted|isolated|forlorn|solitary} a stone's {throw|toss} from Laguna Beach, was nothing {sudden|unexpected|rapid|hasty|immediate|quick|rushed|curt|short|brusque|terse|sharp|rude|gruff} of spectacular. {lucky|fortunate} Frog Photo Booth photographed the {matter|issue|concern|business|situation|event|thing} {on|upon} a rooftop terrace {following|subsequent to|behind|later than|past|gone|once|when|as soon as|considering|taking into account|with|bearing in mind|taking into consideration|afterward|subsequently|later|next|in the manner of|in imitation of|similar to|like|in the same way as} a {sleek|smooth|slick} and relaxing ambiance. Music pulsed. People danced. {associates|connections|links|friends|contacts} and couples moved easily {in the middle of|in the midst of|amongst|amid|surrounded by|between|with|along with|amongst|amid|together with|in the company of|between|amongst} the bar, dance floor, and {describe|portray|characterize|picture} booth. It was a thrilling experience {all|every} around, but the 360 photo booth stole the show. Jim and Fiona made a wise choice! {} Imagine {lucky|fortunate} Frog's architecture and design beauty and rambling canyon pathways as the breathtaking {atmosphere|feel|setting|environment|mood|vibes|character|air|quality|tone} for 360-degree photo booth images. James and Liz sought for the greatest 360 photo booth rental in Laguna Beach, and we surpassed their expectations. The photo booth created an {interesting|fascinating|engaging} {atmosphere|space|sky|heavens|appearance|look|manner|tone|flavor|impression|way of being|tune|melody|song|ventilate|freshen|aerate|expose|declare|express|vent|make public|proclaim|reveal|publicize|spread|circulate|tell|announce|broadcast} where {all|every} {smile|grin} and pose became a treasured souvenir, transforming {tiny|little} moments into unforgettable memories.The {lucky|fortunate} Frog photo booth rental provided a {atmosphere|space|sky|heavens|appearance|look|manner|tone|flavor|impression|way of being|tune|melody|song|ventilate|freshen|aerate|expose|declare|express|vent|make public|proclaim|reveal|publicize|spread|circulate|tell|announce|broadcast} for spontaneous {organization|group|society|charity|outfit|bureau|activity|action|work|intervention|help} photographs and dance-offs... From interactive sketches to {burning|in flames|on fire|aflame|ablaze|fired up|enthusiastic|passionate|excited|aflame|eager} embraces... Our items range from {higher|superior|highly developed|sophisticated|complex|difficult|later|far along|well along|far ahead|well ahead|future|progressive|forward-thinking|unconventional|cutting edge|innovative|vanguard|forward-looking} masquerade masks to quirky placards. Guests brought their personality to each frame, and {all|every} detail was recorded. The laughter grew in tandem {following|subsequent to|behind|later than|past|gone|once|when|as soon as|considering|taking into account|with|bearing in mind|taking into consideration|afterward|subsequently|later|next|in the manner of|in imitation of|similar to|like|in the same way as} the prints. The 360 {describe|portray|characterize|picture} booth {suddenly|unexpectedly|rapidly|hastily|immediately|quickly|hurriedly|brusquely|shortly|tersely|snappishly|rudely|sharply|gruffly} became the main {narrowing|reduction|lessening|point|dwindling|tapering off} of the event. {lucky|fortunate} Frog photo booth rental continues to stand out {all|every} {era|period|time|times|epoch|grow old|become old|mature|get older} {following|subsequent to|behind|later than|past|gone|once|when|as soon as|considering|taking into account|with|bearing in mind|taking into consideration|afterward|subsequently|later|next|in the manner of|in imitation of|similar to|like|in the same way as} cutting-edge technology and one-of-a-kind features.The 360 photo booth not {unaccompanied|by yourself|on your own|single-handedly|unaided|without help|only|and no-one else|lonely|lonesome|abandoned|deserted|isolated|forlorn|solitary} managed to {take possession of|seize|take over|occupy|capture|invade|take control of|appropriate|commandeer} static moments but {plus|in addition to|as well as|with|along with|furthermore|moreover|also|then|after that|afterward|next|as a consequence} increased the {eagerness|enthusiasm|readiness|quickness|promptness|speed|swiftness|rapidity|keenness|zeal} of the event. Its {aptitude|skill|capability|capacity|facility|talent|gift|knack|power|faculty|capacity|capability} to spin and {book|photograph album|folder|photo album|autograph album|stamp album|sticker album|wedding album|baby book|scrap book|record|lp|cd|tape|cassette|compilation|collection} the entire image insured that no subtlety and no dance move, and no {sudden|unexpected|rapid|hasty|immediate|quick|rushed|curt|short|brusque|terse|sharp|rude|gruff} burst of laughter went undetected. What's the result? A {collective|total|combined|cumulative|amassed|summative|comprehensive|total|collection|mass|entire sum|whole|combination|combine|amass|gather together|collect|accumulate|sum up|total} visual {book|photograph album|folder|photo album|autograph album|stamp album|sticker album|wedding album|baby book|scrap book|record|lp|cd|tape|cassette|compilation|collection} of the best raves, captured from various perspectives.Whether you're organizing a wedding, corporate event, or celebration, our 360 photo booth will {have enough money|pay for|have the funds for|manage to pay for|find the money for|come up with the money for|meet the expense of|give|offer|present|allow|provide} an unforgettable experience. {make|create} your moments unforgettable. {lucky|fortunate} Frog photo booth rental offers 360-degree photo booth rentals in Laguna Beach.&lt;/p&gt;</text:p>
          </table:table-cell>
          <table:table-cell table:number-columns-repeated="1020"/>
        </table:table-row>
        <table:table-row table:style-name="ro1">
          <table:table-cell table:style-name="ce1" office:value-type="string" calcext:value-type="string">
            <text:p>article</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 style:display-name="PageStyle_Cont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6.0.5.2$Linux_X86_64 LibreOffice_project/</meta:generator>
  </office:meta>
</office:document-meta>
</file>